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6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middle"/>
    </style:style>
    <style:style style:name="ce7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7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8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03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10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0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/>
    </style:style>
    <style:style style:name="ce106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0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09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0" style:family="table-cell" style:parent-style-name="_21315__20998__20301__91_0_93___20316__26989__35201__40670__20043__34920_" style:data-style-name="N51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3" style:family="table-cell" style:parent-style-name="_21315__20998__20301__91_0_93___20316__26989__35201__40670__20043__34920_" style:data-style-name="N51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4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2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2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29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30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4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5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3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8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4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5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6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7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8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0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4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1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2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3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80458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3.2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9"/>
        <table:table-column table:style-name="co4" table:number-columns-repeated="16372" table:default-cell-style-name="ce9"/>
        <table:table-row table:style-name="ro1">
          <table:table-cell office:value-type="string" table:number-columns-spanned="12" table:number-rows-spanned="1" table:style-name="ce136">
            <text:p><text:s text:c="2"/>嬰兒出生數按婚生、非婚生、無依兒童、生母及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1"/>
          <table:table-cell table:style-name="ce2"/>
          <table:table-cell office:value-type="string" table:style-name="ce4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09">
            <text:p>年月別</text:p>
          </table:table-cell>
          <table:table-cell office:value-type="string" table:number-columns-spanned="1" table:number-rows-spanned="4" table:style-name="ce210">
            <text:p>性別</text:p>
          </table:table-cell>
          <table:table-cell office:value-type="string" table:style-name="ce5">
            <text:p>婚生、非婚生及無依兒童</text:p>
          </table:table-cell>
          <table:table-cell table:number-columns-repeated="2" table:style-name="ce6"/>
          <table:table-cell table:style-name="ce7"/>
          <table:table-cell office:value-type="string" table:number-columns-spanned="3" table:number-rows-spanned="1" table:style-name="ce21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9">
            <text:p><text:s text:c="2"/><text:span text:style-name="T2">生</text:span><text:span text:style-name="T2">父國籍（地區）</text:span></text:p>
          </table:table-cell>
          <table:covered-table-cell table:number-columns-repeated="2"/>
          <table:table-cell table:number-columns-repeated="16372" table:style-name="ce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1">
            <text:p>合計</text:p>
          </table:table-cell>
          <table:table-cell office:value-type="string" table:number-columns-spanned="1" table:number-rows-spanned="3" table:style-name="ce211">
            <text:p>婚生</text:p>
          </table:table-cell>
          <table:table-cell office:value-type="string" table:number-columns-spanned="1" table:number-rows-spanned="3" table:style-name="ce207">
            <text:p>非婚生</text:p>
          </table:table-cell>
          <table:table-cell office:value-type="string" table:number-columns-spanned="1" table:number-rows-spanned="3" table:style-name="ce211">
            <text:p>無依兒童</text:p>
          </table:table-cell>
          <table:table-cell office:value-type="string" table:number-columns-spanned="1" table:number-rows-spanned="3" table:style-name="ce211">
            <text:p>本國</text:p>
          </table:table-cell>
          <table:table-cell office:value-type="string" table:number-columns-spanned="1" table:number-rows-spanned="3" table:style-name="ce207">
            <text:p>大陸港澳</text:p>
            <text:p>地區</text:p>
          </table:table-cell>
          <table:table-cell office:value-type="string" table:number-columns-spanned="1" table:number-rows-spanned="3" table:style-name="ce207">
            <text:p>外國籍</text:p>
          </table:table-cell>
          <table:table-cell office:value-type="string" table:number-columns-spanned="1" table:number-rows-spanned="3" table:style-name="ce211">
            <text:p>本國</text:p>
          </table:table-cell>
          <table:table-cell office:value-type="string" table:number-columns-spanned="1" table:number-rows-spanned="3" table:style-name="ce207">
            <text:p>大陸港澳</text:p>
            <text:p>地區</text:p>
          </table:table-cell>
          <table:table-cell office:value-type="string" table:number-columns-spanned="1" table:number-rows-spanned="3" table:style-name="ce21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6">
            <text:p>87 年</text:p>
          </table:table-cell>
          <table:table-cell office:value-type="string" table:style-name="ce10">
            <text:p>計</text:p>
          </table:table-cell>
          <table:table-cell office:value-type="float" office:value="271450" table:style-name="ce11">
            <text:p><text:s text:c="3"/>271,450</text:p>
          </table:table-cell>
          <table:table-cell office:value-type="float" office:value="262081" table:style-name="ce11">
            <text:p><text:s text:c="3"/>262,081</text:p>
          </table:table-cell>
          <table:table-cell office:value-type="float" office:value="9294" table:style-name="ce11">
            <text:p><text:s text:c="3"/>9,294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257546" table:number-columns-spanned="1" table:number-rows-spanned="3" table:style-name="ce212">
            <text:p><text:s text:c="3"/>257,546</text:p>
          </table:table-cell>
          <table:table-cell office:value-type="float" office:value="13904" table:number-columns-spanned="2" table:number-rows-spanned="3" table:style-name="ce208">
            <text:p>13,904<text:s/></text:p>
          </table:table-cell>
          <table:covered-table-cell/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41462" table:style-name="ce13">
            <text:p><text:s text:c="3"/>141,462</text:p>
          </table:table-cell>
          <table:table-cell office:value-type="float" office:value="136648" table:style-name="ce14">
            <text:p><text:s text:c="3"/>136,648</text:p>
          </table:table-cell>
          <table:table-cell office:value-type="float" office:value="4773" table:style-name="ce13">
            <text:p><text:s text:c="3"/>4,773</text:p>
          </table:table-cell>
          <table:table-cell office:value-type="float" office:value="41" table:style-name="ce1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9988" table:style-name="ce17">
            <text:p><text:s text:c="3"/>129,988</text:p>
          </table:table-cell>
          <table:table-cell office:value-type="float" office:value="125433" table:style-name="ce14">
            <text:p><text:s text:c="3"/>125,433</text:p>
          </table:table-cell>
          <table:table-cell office:value-type="float" office:value="4521" table:style-name="ce17">
            <text:p><text:s text:c="3"/>4,521</text:p>
          </table:table-cell>
          <table:table-cell office:value-type="float" office:value="34" table:style-name="ce1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6">
            <text:p>88 年</text:p>
          </table:table-cell>
          <table:table-cell office:value-type="string" table:style-name="ce10">
            <text:p>計</text:p>
          </table:table-cell>
          <table:table-cell office:value-type="float" office:value="283661" table:style-name="ce11">
            <text:p><text:s text:c="3"/>283,661</text:p>
          </table:table-cell>
          <table:table-cell office:value-type="float" office:value="274495" table:style-name="ce18">
            <text:p><text:s text:c="3"/>274,495</text:p>
          </table:table-cell>
          <table:table-cell office:value-type="float" office:value="9083" table:style-name="ce11">
            <text:p><text:s text:c="3"/>9,083</text:p>
          </table:table-cell>
          <table:table-cell office:value-type="float" office:value="83" table:style-name="ce18">
            <text:p><text:s text:c="3"/>83</text:p>
          </table:table-cell>
          <table:table-cell office:value-type="float" office:value="266505" table:number-columns-spanned="1" table:number-rows-spanned="3" table:style-name="ce212">
            <text:p><text:s text:c="3"/>266,505</text:p>
          </table:table-cell>
          <table:table-cell office:value-type="float" office:value="17156" table:number-columns-spanned="2" table:number-rows-spanned="3" table:style-name="ce214">
            <text:p>17,156<text:s/></text:p>
          </table:table-cell>
          <table:covered-table-cell/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48042" table:style-name="ce13">
            <text:p><text:s text:c="3"/>148,042</text:p>
          </table:table-cell>
          <table:table-cell office:value-type="float" office:value="143281" table:style-name="ce14">
            <text:p><text:s text:c="3"/>143,281</text:p>
          </table:table-cell>
          <table:table-cell office:value-type="float" office:value="4720" table:style-name="ce13">
            <text:p><text:s text:c="3"/>4,720</text:p>
          </table:table-cell>
          <table:table-cell office:value-type="float" office:value="41" table:style-name="ce1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619" table:style-name="ce17">
            <text:p><text:s text:c="3"/>135,619</text:p>
          </table:table-cell>
          <table:table-cell office:value-type="float" office:value="131214" table:style-name="ce19">
            <text:p><text:s text:c="3"/>131,214</text:p>
          </table:table-cell>
          <table:table-cell office:value-type="float" office:value="4363" table:style-name="ce17">
            <text:p><text:s text:c="3"/>4,363</text:p>
          </table:table-cell>
          <table:table-cell office:value-type="float" office:value="42" table:style-name="ce1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6">
            <text:p>89 年</text:p>
          </table:table-cell>
          <table:table-cell office:value-type="string" table:style-name="ce10">
            <text:p>計</text:p>
          </table:table-cell>
          <table:table-cell office:value-type="float" office:value="305312" table:style-name="ce11">
            <text:p><text:s text:c="3"/>305,312</text:p>
          </table:table-cell>
          <table:table-cell office:value-type="float" office:value="295294" table:style-name="ce11">
            <text:p><text:s text:c="3"/>295,294</text:p>
          </table:table-cell>
          <table:table-cell office:value-type="float" office:value="9952" table:style-name="ce11">
            <text:p><text:s text:c="3"/>9,952</text:p>
          </table:table-cell>
          <table:table-cell office:value-type="float" office:value="66" table:style-name="ce11">
            <text:p><text:s text:c="3"/>66</text:p>
          </table:table-cell>
          <table:table-cell office:value-type="float" office:value="282073" table:number-columns-spanned="1" table:number-rows-spanned="3" table:style-name="ce212">
            <text:p><text:s text:c="3"/>282,073</text:p>
          </table:table-cell>
          <table:table-cell office:value-type="float" office:value="23239" table:number-columns-spanned="2" table:number-rows-spanned="3" table:style-name="ce208">
            <text:p>23,239<text:s/></text:p>
          </table:table-cell>
          <table:covered-table-cell/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59726" table:style-name="ce13">
            <text:p><text:s text:c="3"/>159,726</text:p>
          </table:table-cell>
          <table:table-cell office:value-type="float" office:value="154636" table:style-name="ce14">
            <text:p><text:s text:c="3"/>154,636</text:p>
          </table:table-cell>
          <table:table-cell office:value-type="float" office:value="5048" table:style-name="ce13">
            <text:p><text:s text:c="3"/>5,048</text:p>
          </table:table-cell>
          <table:table-cell office:value-type="float" office:value="42" table:style-name="ce1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5586" table:style-name="ce17">
            <text:p><text:s text:c="3"/>145,586</text:p>
          </table:table-cell>
          <table:table-cell office:value-type="float" office:value="140658" table:style-name="ce19">
            <text:p><text:s text:c="3"/>140,658</text:p>
          </table:table-cell>
          <table:table-cell office:value-type="float" office:value="4904" table:style-name="ce17">
            <text:p><text:s text:c="3"/>4,904</text:p>
          </table:table-cell>
          <table:table-cell office:value-type="float" office:value="24" table:style-name="ce19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6">
            <text:p>90 年</text:p>
          </table:table-cell>
          <table:table-cell office:value-type="string" table:style-name="ce10">
            <text:p>計</text:p>
          </table:table-cell>
          <table:table-cell office:value-type="float" office:value="260354" table:style-name="ce11">
            <text:p><text:s text:c="3"/>260,354</text:p>
          </table:table-cell>
          <table:table-cell office:value-type="float" office:value="250858" table:style-name="ce11">
            <text:p><text:s text:c="3"/>250,858</text:p>
          </table:table-cell>
          <table:table-cell office:value-type="float" office:value="9433" table:style-name="ce11">
            <text:p><text:s text:c="3"/>9,433</text:p>
          </table:table-cell>
          <table:table-cell office:value-type="float" office:value="63" table:style-name="ce11">
            <text:p><text:s text:c="3"/>63</text:p>
          </table:table-cell>
          <table:table-cell office:value-type="float" office:value="232608" table:number-columns-spanned="1" table:number-rows-spanned="3" table:style-name="ce212">
            <text:p><text:s text:c="3"/>232,608</text:p>
          </table:table-cell>
          <table:table-cell office:value-type="float" office:value="27746" table:number-columns-spanned="2" table:number-rows-spanned="3" table:style-name="ce214">
            <text:p>27,746<text:s/></text:p>
          </table:table-cell>
          <table:covered-table-cell/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35596" table:style-name="ce13">
            <text:p><text:s text:c="3"/>135,596</text:p>
          </table:table-cell>
          <table:table-cell office:value-type="float" office:value="130704" table:style-name="ce14">
            <text:p><text:s text:c="3"/>130,704</text:p>
          </table:table-cell>
          <table:table-cell office:value-type="float" office:value="4856" table:style-name="ce13">
            <text:p><text:s text:c="3"/>4,856</text:p>
          </table:table-cell>
          <table:table-cell office:value-type="float" office:value="36" table:style-name="ce1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4758" table:style-name="ce17">
            <text:p><text:s text:c="3"/>124,758</text:p>
          </table:table-cell>
          <table:table-cell office:value-type="float" office:value="120154" table:style-name="ce19">
            <text:p><text:s text:c="3"/>120,154</text:p>
          </table:table-cell>
          <table:table-cell office:value-type="float" office:value="4577" table:style-name="ce17">
            <text:p><text:s text:c="3"/>4,577</text:p>
          </table:table-cell>
          <table:table-cell office:value-type="float" office:value="27" table:style-name="ce1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6">
            <text:p>91 年</text:p>
          </table:table-cell>
          <table:table-cell office:value-type="string" table:style-name="ce10">
            <text:p>計</text:p>
          </table:table-cell>
          <table:table-cell office:value-type="float" office:value="247530" table:style-name="ce11">
            <text:p><text:s text:c="3"/>247,530</text:p>
          </table:table-cell>
          <table:table-cell office:value-type="float" office:value="238521" table:style-name="ce11">
            <text:p><text:s text:c="3"/>238,521</text:p>
          </table:table-cell>
          <table:table-cell office:value-type="float" office:value="8945" table:style-name="ce11">
            <text:p><text:s text:c="3"/>8,945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216697" table:number-columns-spanned="1" table:number-rows-spanned="3" table:style-name="ce212">
            <text:p><text:s text:c="3"/>216,697</text:p>
          </table:table-cell>
          <table:table-cell office:value-type="float" office:value="30833" table:number-columns-spanned="2" table:number-rows-spanned="3" table:style-name="ce214">
            <text:p>30,833<text:s/></text:p>
          </table:table-cell>
          <table:covered-table-cell/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29537" table:style-name="ce13">
            <text:p><text:s text:c="3"/>129,537</text:p>
          </table:table-cell>
          <table:table-cell office:value-type="float" office:value="124804" table:style-name="ce14">
            <text:p><text:s text:c="3"/>124,804</text:p>
          </table:table-cell>
          <table:table-cell office:value-type="float" office:value="4698" table:style-name="ce13">
            <text:p><text:s text:c="3"/>4,698</text:p>
          </table:table-cell>
          <table:table-cell office:value-type="float" office:value="35" table:style-name="ce1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993" table:style-name="ce17">
            <text:p><text:s text:c="3"/>117,993</text:p>
          </table:table-cell>
          <table:table-cell office:value-type="float" office:value="113717" table:style-name="ce19">
            <text:p><text:s text:c="3"/>113,717</text:p>
          </table:table-cell>
          <table:table-cell office:value-type="float" office:value="4247" table:style-name="ce17">
            <text:p><text:s text:c="3"/>4,247</text:p>
          </table:table-cell>
          <table:table-cell office:value-type="float" office:value="29" table:style-name="ce19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27070" table:style-name="ce11">
            <text:p><text:s text:c="3"/>227,070</text:p>
          </table:table-cell>
          <table:table-cell office:value-type="float" office:value="218978" table:style-name="ce11">
            <text:p><text:s text:c="3"/>218,978</text:p>
          </table:table-cell>
          <table:table-cell office:value-type="float" office:value="8030" table:style-name="ce13">
            <text:p><text:s text:c="3"/>8,030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196722" table:number-columns-spanned="1" table:number-rows-spanned="3" table:style-name="ce212">
            <text:p><text:s text:c="3"/>196,722</text:p>
          </table:table-cell>
          <table:table-cell office:value-type="float" office:value="30348" table:number-columns-spanned="2" table:number-rows-spanned="3" table:style-name="ce214">
            <text:p>30,348<text:s/></text:p>
          </table:table-cell>
          <table:covered-table-cell/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2 年</text:p>
          </table:table-cell>
          <table:table-cell office:value-type="string" table:style-name="ce12">
            <text:p>男</text:p>
          </table:table-cell>
          <table:table-cell office:value-type="float" office:value="118984" table:style-name="ce13">
            <text:p><text:s text:c="3"/>118,984</text:p>
          </table:table-cell>
          <table:table-cell office:value-type="float" office:value="114801" table:style-name="ce14">
            <text:p><text:s text:c="3"/>114,801</text:p>
          </table:table-cell>
          <table:table-cell office:value-type="float" office:value="4148" table:style-name="ce13">
            <text:p><text:s text:c="3"/>4,148</text:p>
          </table:table-cell>
          <table:table-cell office:value-type="float" office:value="35" table:style-name="ce1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16">
            <text:p>女</text:p>
          </table:table-cell>
          <table:table-cell office:value-type="float" office:value="108086" table:style-name="ce17">
            <text:p><text:s text:c="3"/>108,086</text:p>
          </table:table-cell>
          <table:table-cell office:value-type="float" office:value="104177" table:style-name="ce19">
            <text:p><text:s text:c="3"/>104,177</text:p>
          </table:table-cell>
          <table:table-cell office:value-type="float" office:value="3882" table:style-name="ce13">
            <text:p><text:s text:c="3"/>3,882</text:p>
          </table:table-cell>
          <table:table-cell office:value-type="float" office:value="27" table:style-name="ce1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216419" table:style-name="ce11">
            <text:p><text:s text:c="3"/>216,419</text:p>
          </table:table-cell>
          <table:table-cell office:value-type="float" office:value="208471" table:style-name="ce11">
            <text:p><text:s text:c="3"/>208,471</text:p>
          </table:table-cell>
          <table:table-cell office:value-type="float" office:value="7887" table:style-name="ce11">
            <text:p><text:s text:c="3"/>7,887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87753" table:style-name="ce193">
            <text:p><text:s text:c="3"/>187,753</text:p>
          </table:table-cell>
          <table:table-cell office:value-type="float" office:value="11206" table:style-name="ce193">
            <text:p><text:s text:c="3"/>11,206</text:p>
          </table:table-cell>
          <table:table-cell office:value-type="float" office:value="17460" table:style-name="ce194">
            <text:p><text:s text:c="3"/>17,460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3 年</text:p>
          </table:table-cell>
          <table:table-cell office:value-type="string" table:style-name="ce12">
            <text:p>男</text:p>
          </table:table-cell>
          <table:table-cell office:value-type="float" office:value="113639" table:style-name="ce25">
            <text:p><text:s text:c="3"/>113,639</text:p>
          </table:table-cell>
          <table:table-cell office:value-type="float" office:value="109450" table:style-name="ce25">
            <text:p><text:s text:c="3"/>109,450</text:p>
          </table:table-cell>
          <table:table-cell office:value-type="float" office:value="4156" table:style-name="ce13">
            <text:p><text:s text:c="3"/>4,156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98704" table:style-name="ce195">
            <text:p><text:s text:c="3"/>98,704</text:p>
          </table:table-cell>
          <table:table-cell office:value-type="float" office:value="5885" table:style-name="ce195">
            <text:p><text:s text:c="3"/>5,885</text:p>
          </table:table-cell>
          <table:table-cell office:value-type="float" office:value="9050" table:style-name="ce195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16">
            <text:p>女</text:p>
          </table:table-cell>
          <table:table-cell office:value-type="float" office:value="102780" table:style-name="ce27">
            <text:p><text:s text:c="3"/>102,780</text:p>
          </table:table-cell>
          <table:table-cell office:value-type="float" office:value="99021" table:style-name="ce27">
            <text:p><text:s text:c="3"/>99,021</text:p>
          </table:table-cell>
          <table:table-cell office:value-type="float" office:value="3731" table:style-name="ce17">
            <text:p><text:s text:c="3"/>3,731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89049" table:style-name="ce196">
            <text:p><text:s text:c="3"/>89,049</text:p>
          </table:table-cell>
          <table:table-cell office:value-type="float" office:value="5321" table:style-name="ce196">
            <text:p><text:s text:c="3"/>5,321</text:p>
          </table:table-cell>
          <table:table-cell office:value-type="float" office:value="8410" table:style-name="ce19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5854" table:style-name="ce11">
            <text:p><text:s text:c="3"/>205,854</text:p>
          </table:table-cell>
          <table:table-cell office:value-type="float" office:value="197572" table:style-name="ce11">
            <text:p><text:s text:c="3"/>197,572</text:p>
          </table:table-cell>
          <table:table-cell office:value-type="float" office:value="8245" table:style-name="ce13">
            <text:p><text:s text:c="3"/>8,245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179345" table:style-name="ce193">
            <text:p><text:s text:c="3"/>179,345</text:p>
          </table:table-cell>
          <table:table-cell office:value-type="float" office:value="10022" table:style-name="ce193">
            <text:p><text:s text:c="3"/>10,022</text:p>
          </table:table-cell>
          <table:table-cell office:value-type="float" office:value="16487" table:style-name="ce194">
            <text:p><text:s text:c="3"/>16,487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4 年</text:p>
          </table:table-cell>
          <table:table-cell office:value-type="string" table:style-name="ce12">
            <text:p>男</text:p>
          </table:table-cell>
          <table:table-cell office:value-type="float" office:value="107378" table:style-name="ce13">
            <text:p><text:s text:c="3"/>107,378</text:p>
          </table:table-cell>
          <table:table-cell office:value-type="float" office:value="103143" table:style-name="ce13">
            <text:p><text:s text:c="3"/>103,143</text:p>
          </table:table-cell>
          <table:table-cell office:value-type="float" office:value="4216" table:style-name="ce13">
            <text:p><text:s text:c="3"/>4,216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93527" table:style-name="ce197">
            <text:p><text:s text:c="3"/>93,527</text:p>
          </table:table-cell>
          <table:table-cell office:value-type="float" office:value="5219" table:style-name="ce197">
            <text:p><text:s text:c="3"/>5,219</text:p>
          </table:table-cell>
          <table:table-cell office:value-type="float" office:value="8632" table:style-name="ce198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29">
            <text:p>女</text:p>
          </table:table-cell>
          <table:table-cell office:value-type="float" office:value="98476" table:style-name="ce17">
            <text:p><text:s text:c="3"/>98,476</text:p>
          </table:table-cell>
          <table:table-cell office:value-type="float" office:value="94429" table:style-name="ce17">
            <text:p><text:s text:c="3"/>94,429</text:p>
          </table:table-cell>
          <table:table-cell office:value-type="float" office:value="4029" table:style-name="ce17">
            <text:p><text:s text:c="3"/>4,029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85818" table:style-name="ce199">
            <text:p><text:s text:c="3"/>85,818</text:p>
          </table:table-cell>
          <table:table-cell office:value-type="float" office:value="4803" table:style-name="ce199">
            <text:p><text:s text:c="3"/>4,803</text:p>
          </table:table-cell>
          <table:table-cell office:value-type="float" office:value="7855" table:style-name="ce200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204459" table:style-name="ce11">
            <text:p><text:s text:c="3"/>204,459</text:p>
          </table:table-cell>
          <table:table-cell office:value-type="float" office:value="195864" table:style-name="ce11">
            <text:p><text:s text:c="3"/>195,864</text:p>
          </table:table-cell>
          <table:table-cell office:value-type="float" office:value="8560" table:style-name="ce11">
            <text:p><text:s text:c="3"/>8,560</text:p>
          </table:table-cell>
          <table:table-cell office:value-type="float" office:value="35" table:style-name="ce11">
            <text:p><text:s text:c="3"/>35</text:p>
          </table:table-cell>
          <table:table-cell office:value-type="float" office:value="180556" table:style-name="ce193">
            <text:p><text:s text:c="3"/>180,556</text:p>
          </table:table-cell>
          <table:table-cell office:value-type="float" office:value="10423" table:style-name="ce193">
            <text:p><text:s text:c="3"/>10,423</text:p>
          </table:table-cell>
          <table:table-cell office:value-type="float" office:value="13480" table:style-name="ce194">
            <text:p><text:s text:c="3"/>13,480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5 年</text:p>
          </table:table-cell>
          <table:table-cell office:value-type="string" table:style-name="ce12">
            <text:p>男</text:p>
          </table:table-cell>
          <table:table-cell office:value-type="float" office:value="106936" table:style-name="ce13">
            <text:p><text:s text:c="3"/>106,936</text:p>
          </table:table-cell>
          <table:table-cell office:value-type="float" office:value="102503" table:style-name="ce13">
            <text:p><text:s text:c="3"/>102,503</text:p>
          </table:table-cell>
          <table:table-cell office:value-type="float" office:value="4414" table:style-name="ce13">
            <text:p><text:s text:c="3"/>4,41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94517" table:style-name="ce197">
            <text:p><text:s text:c="3"/>94,517</text:p>
          </table:table-cell>
          <table:table-cell office:value-type="float" office:value="5479" table:style-name="ce197">
            <text:p><text:s text:c="3"/>5,479</text:p>
          </table:table-cell>
          <table:table-cell office:value-type="float" office:value="6940" table:style-name="ce198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29">
            <text:p>女</text:p>
          </table:table-cell>
          <table:table-cell office:value-type="float" office:value="97523" table:style-name="ce17">
            <text:p><text:s text:c="3"/>97,523</text:p>
          </table:table-cell>
          <table:table-cell office:value-type="float" office:value="93361" table:style-name="ce17">
            <text:p><text:s text:c="3"/>93,361</text:p>
          </table:table-cell>
          <table:table-cell office:value-type="float" office:value="4146" table:style-name="ce17">
            <text:p><text:s text:c="3"/>4,146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6039" table:style-name="ce199">
            <text:p><text:s text:c="3"/>86,039</text:p>
          </table:table-cell>
          <table:table-cell office:value-type="float" office:value="4944" table:style-name="ce199">
            <text:p><text:s text:c="3"/>4,944</text:p>
          </table:table-cell>
          <table:table-cell office:value-type="float" office:value="6540" table:style-name="ce200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4414" table:style-name="ce11">
            <text:p><text:s text:c="3"/>204,414</text:p>
          </table:table-cell>
          <table:table-cell office:value-type="float" office:value="195375" table:style-name="ce11">
            <text:p><text:s text:c="3"/>195,375</text:p>
          </table:table-cell>
          <table:table-cell office:value-type="float" office:value="8979" table:style-name="ce11">
            <text:p><text:s text:c="3"/>8,979</text:p>
          </table:table-cell>
          <table:table-cell office:value-type="float" office:value="60" table:style-name="ce11">
            <text:p><text:s text:c="3"/>60</text:p>
          </table:table-cell>
          <table:table-cell office:value-type="float" office:value="183509" table:style-name="ce193">
            <text:p><text:s text:c="3"/>183,509</text:p>
          </table:table-cell>
          <table:table-cell office:value-type="float" office:value="10117" table:style-name="ce193">
            <text:p><text:s text:c="3"/>10,117</text:p>
          </table:table-cell>
          <table:table-cell office:value-type="float" office:value="10788" table:style-name="ce194">
            <text:p><text:s text:c="3"/>10,788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6 年</text:p>
          </table:table-cell>
          <table:table-cell office:value-type="string" table:style-name="ce12">
            <text:p>男</text:p>
          </table:table-cell>
          <table:table-cell office:value-type="float" office:value="106898" table:style-name="ce13">
            <text:p><text:s text:c="3"/>106,898</text:p>
          </table:table-cell>
          <table:table-cell office:value-type="float" office:value="102245" table:style-name="ce13">
            <text:p><text:s text:c="3"/>102,245</text:p>
          </table:table-cell>
          <table:table-cell office:value-type="float" office:value="4617" table:style-name="ce13">
            <text:p><text:s text:c="3"/>4,617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95896" table:style-name="ce197">
            <text:p><text:s text:c="3"/>95,896</text:p>
          </table:table-cell>
          <table:table-cell office:value-type="float" office:value="5328" table:style-name="ce197">
            <text:p><text:s text:c="3"/>5,328</text:p>
          </table:table-cell>
          <table:table-cell office:value-type="float" office:value="5674" table:style-name="ce198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31">
            <text:p>女</text:p>
          </table:table-cell>
          <table:table-cell office:value-type="float" office:value="97516" table:style-name="ce17">
            <text:p><text:s text:c="3"/>97,516</text:p>
          </table:table-cell>
          <table:table-cell office:value-type="float" office:value="93130" table:style-name="ce17">
            <text:p><text:s text:c="3"/>93,130</text:p>
          </table:table-cell>
          <table:table-cell office:value-type="float" office:value="4362" table:style-name="ce17">
            <text:p><text:s text:c="3"/>4,362</text:p>
          </table:table-cell>
          <table:table-cell office:value-type="float" office:value="24" table:style-name="ce17">
            <text:p><text:s text:c="3"/>24</text:p>
          </table:table-cell>
          <table:table-cell office:value-type="float" office:value="87613" table:style-name="ce199">
            <text:p><text:s text:c="3"/>87,613</text:p>
          </table:table-cell>
          <table:table-cell office:value-type="float" office:value="4789" table:style-name="ce199">
            <text:p><text:s text:c="3"/>4,789</text:p>
          </table:table-cell>
          <table:table-cell office:value-type="float" office:value="5114" table:style-name="ce200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198733" table:style-name="ce32">
            <text:p><text:s text:c="3"/>198,733</text:p>
          </table:table-cell>
          <table:table-cell office:value-type="float" office:value="190498" table:style-name="ce32">
            <text:p><text:s text:c="3"/>190,498</text:p>
          </table:table-cell>
          <table:table-cell office:value-type="float" office:value="8195" table:style-name="ce32">
            <text:p><text:s text:c="3"/>8,195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179647" table:style-name="ce201">
            <text:p><text:s text:c="3"/>179,647</text:p>
          </table:table-cell>
          <table:table-cell office:value-type="float" office:value="9834" table:style-name="ce201">
            <text:p><text:s text:c="3"/>9,834</text:p>
          </table:table-cell>
          <table:table-cell office:value-type="float" office:value="9252" table:style-name="ce202">
            <text:p><text:s text:c="3"/>9,252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7 年</text:p>
          </table:table-cell>
          <table:table-cell office:value-type="string" table:style-name="ce12">
            <text:p>男</text:p>
          </table:table-cell>
          <table:table-cell office:value-type="float" office:value="103937" table:style-name="ce33">
            <text:p><text:s text:c="3"/>103,937</text:p>
          </table:table-cell>
          <table:table-cell office:value-type="float" office:value="99790" table:style-name="ce33">
            <text:p><text:s text:c="3"/>99,790</text:p>
          </table:table-cell>
          <table:table-cell office:value-type="float" office:value="4124" table:style-name="ce33">
            <text:p><text:s text:c="3"/>4,12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93858" table:style-name="ce203">
            <text:p><text:s text:c="3"/>93,858</text:p>
          </table:table-cell>
          <table:table-cell office:value-type="float" office:value="5211" table:style-name="ce203">
            <text:p><text:s text:c="3"/>5,211</text:p>
          </table:table-cell>
          <table:table-cell office:value-type="float" office:value="4868" table:style-name="ce195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29">
            <text:p>女</text:p>
          </table:table-cell>
          <table:table-cell office:value-type="float" office:value="94796" table:style-name="ce34">
            <text:p><text:s text:c="3"/>94,796</text:p>
          </table:table-cell>
          <table:table-cell office:value-type="float" office:value="90708" table:style-name="ce34">
            <text:p><text:s text:c="3"/>90,708</text:p>
          </table:table-cell>
          <table:table-cell office:value-type="float" office:value="4071" table:style-name="ce34">
            <text:p><text:s text:c="3"/>4,071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85789" table:style-name="ce204">
            <text:p><text:s text:c="3"/>85,789</text:p>
          </table:table-cell>
          <table:table-cell office:value-type="float" office:value="4623" table:style-name="ce204">
            <text:p><text:s text:c="3"/>4,623</text:p>
          </table:table-cell>
          <table:table-cell office:value-type="float" office:value="4384" table:style-name="ce196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91310" table:style-name="ce11">
            <text:p><text:s text:c="3"/>191,310</text:p>
          </table:table-cell>
          <table:table-cell office:value-type="float" office:value="183801" table:style-name="ce11">
            <text:p><text:s text:c="3"/>183,801</text:p>
          </table:table-cell>
          <table:table-cell office:value-type="float" office:value="7472" table:style-name="ce11">
            <text:p><text:s text:c="3"/>7,472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174698" table:style-name="ce193">
            <text:p><text:s text:c="3"/>174,698</text:p>
          </table:table-cell>
          <table:table-cell office:value-type="float" office:value="8871" table:style-name="ce193">
            <text:p><text:s text:c="3"/>8,871</text:p>
          </table:table-cell>
          <table:table-cell office:value-type="float" office:value="7741" table:style-name="ce194">
            <text:p><text:s text:c="3"/>7,741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8 年</text:p>
          </table:table-cell>
          <table:table-cell office:value-type="string" table:style-name="ce12">
            <text:p>男</text:p>
          </table:table-cell>
          <table:table-cell office:value-type="float" office:value="99492" table:style-name="ce13">
            <text:p><text:s text:c="3"/>99,492</text:p>
          </table:table-cell>
          <table:table-cell office:value-type="float" office:value="95644" table:style-name="ce13">
            <text:p><text:s text:c="3"/>95,644</text:p>
          </table:table-cell>
          <table:table-cell office:value-type="float" office:value="3827" table:style-name="ce13">
            <text:p><text:s text:c="3"/>3,827</text:p>
          </table:table-cell>
          <table:table-cell office:value-type="float" office:value="21" table:style-name="ce13">
            <text:p><text:s text:c="3"/>21</text:p>
          </table:table-cell>
          <table:table-cell office:value-type="float" office:value="90797" table:style-name="ce197">
            <text:p><text:s text:c="3"/>90,797</text:p>
          </table:table-cell>
          <table:table-cell office:value-type="float" office:value="4633" table:style-name="ce197">
            <text:p><text:s text:c="3"/>4,633</text:p>
          </table:table-cell>
          <table:table-cell office:value-type="float" office:value="4062" table:style-name="ce198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29">
            <text:p>女</text:p>
          </table:table-cell>
          <table:table-cell office:value-type="float" office:value="91818" table:style-name="ce17">
            <text:p><text:s text:c="3"/>91,818</text:p>
          </table:table-cell>
          <table:table-cell office:value-type="float" office:value="88157" table:style-name="ce17">
            <text:p><text:s text:c="3"/>88,157</text:p>
          </table:table-cell>
          <table:table-cell office:value-type="float" office:value="3645" table:style-name="ce17">
            <text:p><text:s text:c="3"/>3,64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3901" table:style-name="ce199">
            <text:p><text:s text:c="3"/>83,901</text:p>
          </table:table-cell>
          <table:table-cell office:value-type="float" office:value="4238" table:style-name="ce199">
            <text:p><text:s text:c="3"/>4,238</text:p>
          </table:table-cell>
          <table:table-cell office:value-type="float" office:value="3679" table:style-name="ce200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35"/>
          <table:table-cell office:value-type="string" table:style-name="ce36">
            <text:p>計</text:p>
          </table:table-cell>
          <table:table-cell office:value-type="float" office:value="166886" table:style-name="ce32">
            <text:p><text:s text:c="3"/>166,886</text:p>
          </table:table-cell>
          <table:table-cell office:value-type="float" office:value="159328" table:style-name="ce32">
            <text:p><text:s text:c="3"/>159,328</text:p>
          </table:table-cell>
          <table:table-cell office:value-type="float" office:value="7532" table:style-name="ce32">
            <text:p><text:s text:c="3"/>7,532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152363" table:style-name="ce201">
            <text:p><text:s text:c="3"/>152,363</text:p>
          </table:table-cell>
          <table:table-cell office:value-type="float" office:value="8185" table:style-name="ce201">
            <text:p><text:s text:c="3"/>8,185</text:p>
          </table:table-cell>
          <table:table-cell office:value-type="float" office:value="6338" table:style-name="ce202">
            <text:p><text:s text:c="3"/>6,338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9 年</text:p>
          </table:table-cell>
          <table:table-cell office:value-type="string" table:style-name="ce37">
            <text:p>男</text:p>
          </table:table-cell>
          <table:table-cell office:value-type="float" office:value="87213" table:style-name="ce33">
            <text:p><text:s text:c="3"/>87,213</text:p>
          </table:table-cell>
          <table:table-cell office:value-type="float" office:value="83286" table:style-name="ce33">
            <text:p><text:s text:c="3"/>83,286</text:p>
          </table:table-cell>
          <table:table-cell office:value-type="float" office:value="3914" table:style-name="ce33">
            <text:p><text:s text:c="3"/>3,914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79528" table:style-name="ce203">
            <text:p><text:s text:c="3"/>79,528</text:p>
          </table:table-cell>
          <table:table-cell office:value-type="float" office:value="4319" table:style-name="ce203">
            <text:p><text:s text:c="3"/>4,319</text:p>
          </table:table-cell>
          <table:table-cell office:value-type="float" office:value="3366" table:style-name="ce195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38"/>
          <table:table-cell office:value-type="string" table:style-name="ce37">
            <text:p>女</text:p>
          </table:table-cell>
          <table:table-cell office:value-type="float" office:value="79673" table:style-name="ce34">
            <text:p><text:s text:c="3"/>79,673</text:p>
          </table:table-cell>
          <table:table-cell office:value-type="float" office:value="76042" table:style-name="ce34">
            <text:p><text:s text:c="3"/>76,042</text:p>
          </table:table-cell>
          <table:table-cell office:value-type="float" office:value="3618" table:style-name="ce34">
            <text:p><text:s text:c="3"/>3,618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72835" table:style-name="ce204">
            <text:p><text:s text:c="3"/>72,835</text:p>
          </table:table-cell>
          <table:table-cell office:value-type="float" office:value="3866" table:style-name="ce204">
            <text:p><text:s text:c="3"/>3,866</text:p>
          </table:table-cell>
          <table:table-cell office:value-type="float" office:value="2972" table:style-name="ce19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10">
            <text:p>計</text:p>
          </table:table-cell>
          <table:table-cell office:value-type="float" office:value="196627" table:style-name="ce11">
            <text:p><text:s text:c="3"/>196,627</text:p>
          </table:table-cell>
          <table:table-cell office:value-type="float" office:value="189162" table:style-name="ce11">
            <text:p><text:s text:c="3"/>189,162</text:p>
          </table:table-cell>
          <table:table-cell office:value-type="float" office:value="7452" table:style-name="ce11">
            <text:p><text:s text:c="3"/>7,452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181230" table:style-name="ce193">
            <text:p><text:s text:c="3"/>181,230</text:p>
          </table:table-cell>
          <table:table-cell office:value-type="float" office:value="8937" table:style-name="ce193">
            <text:p><text:s text:c="3"/>8,937</text:p>
          </table:table-cell>
          <table:table-cell office:value-type="float" office:value="6460" table:style-name="ce194">
            <text:p><text:s text:c="3"/>6,460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1943" table:style-name="ce13">
            <text:p><text:s text:c="3"/>101,943</text:p>
          </table:table-cell>
          <table:table-cell office:value-type="float" office:value="98098" table:style-name="ce13">
            <text:p><text:s text:c="3"/>98,098</text:p>
          </table:table-cell>
          <table:table-cell office:value-type="float" office:value="3838" table:style-name="ce13">
            <text:p><text:s text:c="3"/>3,838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93982" table:style-name="ce197">
            <text:p><text:s text:c="3"/>93,982</text:p>
          </table:table-cell>
          <table:table-cell office:value-type="float" office:value="4676" table:style-name="ce197">
            <text:p><text:s text:c="3"/>4,676</text:p>
          </table:table-cell>
          <table:table-cell office:value-type="float" office:value="3285" table:style-name="ce198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94684" table:style-name="ce17">
            <text:p><text:s text:c="3"/>94,684</text:p>
          </table:table-cell>
          <table:table-cell office:value-type="float" office:value="91064" table:style-name="ce17">
            <text:p><text:s text:c="3"/>91,064</text:p>
          </table:table-cell>
          <table:table-cell office:value-type="float" office:value="3614" table:style-name="ce17">
            <text:p><text:s text:c="3"/>3,614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87248" table:style-name="ce199">
            <text:p><text:s text:c="3"/>87,248</text:p>
          </table:table-cell>
          <table:table-cell office:value-type="float" office:value="4261" table:style-name="ce199">
            <text:p><text:s text:c="3"/>4,261</text:p>
          </table:table-cell>
          <table:table-cell office:value-type="float" office:value="3175" table:style-name="ce200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7">
            <text:p>101年</text:p>
          </table:table-cell>
          <table:table-cell office:value-type="string" table:style-name="ce10">
            <text:p>計</text:p>
          </table:table-cell>
          <table:table-cell office:value-type="float" office:value="229481" table:style-name="ce11">
            <text:p><text:s text:c="3"/>229,481</text:p>
          </table:table-cell>
          <table:table-cell office:value-type="float" office:value="221213" table:style-name="ce11">
            <text:p><text:s text:c="3"/>221,213</text:p>
          </table:table-cell>
          <table:table-cell office:value-type="float" office:value="8250" table:style-name="ce11">
            <text:p><text:s text:c="3"/>8,250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212186" table:style-name="ce193">
            <text:p><text:s text:c="3"/>212,186</text:p>
          </table:table-cell>
          <table:table-cell office:value-type="float" office:value="10056" table:style-name="ce193">
            <text:p><text:s text:c="3"/>10,056</text:p>
          </table:table-cell>
          <table:table-cell office:value-type="float" office:value="7239" table:style-name="ce194">
            <text:p><text:s text:c="3"/>7,239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18848" table:style-name="ce13">
            <text:p><text:s text:c="3"/>118,848</text:p>
          </table:table-cell>
          <table:table-cell office:value-type="float" office:value="114511" table:style-name="ce13">
            <text:p><text:s text:c="3"/>114,511</text:p>
          </table:table-cell>
          <table:table-cell office:value-type="float" office:value="4325" table:style-name="ce13">
            <text:p><text:s text:c="3"/>4,325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09821" table:style-name="ce197">
            <text:p><text:s text:c="3"/>109,821</text:p>
          </table:table-cell>
          <table:table-cell office:value-type="float" office:value="5269" table:style-name="ce197">
            <text:p><text:s text:c="3"/>5,269</text:p>
          </table:table-cell>
          <table:table-cell office:value-type="float" office:value="3758" table:style-name="ce198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10633" table:style-name="ce17">
            <text:p><text:s text:c="3"/>110,633</text:p>
          </table:table-cell>
          <table:table-cell office:value-type="float" office:value="106702" table:style-name="ce17">
            <text:p><text:s text:c="3"/>106,702</text:p>
          </table:table-cell>
          <table:table-cell office:value-type="float" office:value="3925" table:style-name="ce17">
            <text:p><text:s text:c="3"/>3,925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02365" table:style-name="ce199">
            <text:p><text:s text:c="3"/>102,365</text:p>
          </table:table-cell>
          <table:table-cell office:value-type="float" office:value="4787" table:style-name="ce199">
            <text:p><text:s text:c="3"/>4,787</text:p>
          </table:table-cell>
          <table:table-cell office:value-type="float" office:value="3481" table:style-name="ce200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7">
            <text:p>102年</text:p>
          </table:table-cell>
          <table:table-cell office:value-type="string" table:style-name="ce39">
            <text:p>計</text:p>
          </table:table-cell>
          <table:table-cell office:value-type="float" office:value="199113" table:style-name="ce11">
            <text:p><text:s text:c="3"/>199,113</text:p>
          </table:table-cell>
          <table:table-cell office:value-type="float" office:value="191137" table:style-name="ce11">
            <text:p><text:s text:c="3"/>191,137</text:p>
          </table:table-cell>
          <table:table-cell office:value-type="float" office:value="7964" table:style-name="ce11">
            <text:p><text:s text:c="3"/>7,964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85194" table:style-name="ce193">
            <text:p><text:s text:c="3"/>185,194</text:p>
          </table:table-cell>
          <table:table-cell office:value-type="float" office:value="8035" table:style-name="ce193">
            <text:p><text:s text:c="3"/>8,035</text:p>
          </table:table-cell>
          <table:table-cell office:value-type="float" office:value="5884" table:style-name="ce194">
            <text:p><text:s text:c="3"/>5,884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13">
            <text:p><text:s text:c="3"/>103,120</text:p>
          </table:table-cell>
          <table:table-cell office:value-type="float" office:value="99037" table:style-name="ce13">
            <text:p><text:s text:c="3"/>99,037</text:p>
          </table:table-cell>
          <table:table-cell office:value-type="float" office:value="4078" table:style-name="ce13">
            <text:p><text:s text:c="3"/>4,07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95857" table:style-name="ce197">
            <text:p><text:s text:c="3"/>95,857</text:p>
          </table:table-cell>
          <table:table-cell office:value-type="float" office:value="4213" table:style-name="ce197">
            <text:p><text:s text:c="3"/>4,213</text:p>
          </table:table-cell>
          <table:table-cell office:value-type="float" office:value="3050" table:style-name="ce198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5993" table:style-name="ce17">
            <text:p><text:s text:c="3"/>95,993</text:p>
          </table:table-cell>
          <table:table-cell office:value-type="float" office:value="92100" table:style-name="ce17">
            <text:p><text:s text:c="3"/>92,100</text:p>
          </table:table-cell>
          <table:table-cell office:value-type="float" office:value="3886" table:style-name="ce17">
            <text:p><text:s text:c="3"/>3,886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89337" table:style-name="ce199">
            <text:p><text:s text:c="3"/>89,337</text:p>
          </table:table-cell>
          <table:table-cell office:value-type="float" office:value="3822" table:style-name="ce199">
            <text:p><text:s text:c="3"/>3,822</text:p>
          </table:table-cell>
          <table:table-cell office:value-type="float" office:value="2834" table:style-name="ce200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3963" table:style-name="ce43">
            <text:p><text:s text:c="3"/>13,963</text:p>
          </table:table-cell>
          <table:table-cell office:value-type="float" office:value="13373" table:style-name="ce44">
            <text:p><text:s text:c="3"/>13,373</text:p>
          </table:table-cell>
          <table:table-cell office:value-type="float" office:value="590" table:style-name="ce44">
            <text:p><text:s text:c="3"/>590</text:p>
          </table:table-cell>
          <table:table-cell office:value-type="float" office:value="0" table:style-name="ce43">
            <text:p>—</text:p>
          </table:table-cell>
          <table:table-cell office:value-type="float" office:value="12969" table:style-name="ce45">
            <text:p><text:s text:c="3"/>12,969</text:p>
          </table:table-cell>
          <table:table-cell office:value-type="float" office:value="591" table:style-name="ce205">
            <text:p><text:s text:c="3"/>591</text:p>
          </table:table-cell>
          <table:table-cell office:value-type="float" office:value="403" table:style-name="ce205">
            <text:p><text:s text:c="3"/>403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40">
            <text:p>男</text:p>
          </table:table-cell>
          <table:table-cell office:value-type="float" office:value="7211" table:style-name="ce47">
            <text:p><text:s text:c="3"/>7,211</text:p>
          </table:table-cell>
          <table:table-cell office:value-type="float" office:value="6901" table:style-name="ce48">
            <text:p><text:s text:c="3"/>6,901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0" table:style-name="ce48">
            <text:p>—</text:p>
          </table:table-cell>
          <table:table-cell office:value-type="float" office:value="6681" table:style-name="ce108">
            <text:p><text:s text:c="3"/>6,681</text:p>
          </table:table-cell>
          <table:table-cell office:value-type="float" office:value="309" table:style-name="ce48">
            <text:p><text:s text:c="3"/>309</text:p>
          </table:table-cell>
          <table:table-cell office:value-type="float" office:value="221" table:style-name="ce48">
            <text:p><text:s text:c="3"/>22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6752" table:style-name="ce47">
            <text:p><text:s text:c="3"/>6,752</text:p>
          </table:table-cell>
          <table:table-cell office:value-type="float" office:value="6472" table:style-name="ce48">
            <text:p><text:s text:c="3"/>6,472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0" table:style-name="ce51">
            <text:p>—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282" table:style-name="ce48">
            <text:p><text:s text:c="3"/>282</text:p>
          </table:table-cell>
          <table:table-cell office:value-type="float" office:value="182" table:style-name="ce48">
            <text:p><text:s text:c="3"/>18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221" table:style-name="ce43">
            <text:p><text:s text:c="3"/>16,221</text:p>
          </table:table-cell>
          <table:table-cell office:value-type="float" office:value="15526" table:style-name="ce44">
            <text:p><text:s text:c="3"/>15,526</text:p>
          </table:table-cell>
          <table:table-cell office:value-type="float" office:value="695" table:style-name="ce44">
            <text:p><text:s text:c="3"/>695</text:p>
          </table:table-cell>
          <table:table-cell office:value-type="float" office:value="0" table:style-name="ce43">
            <text:p>—</text:p>
          </table:table-cell>
          <table:table-cell office:value-type="float" office:value="15062" table:style-name="ce45">
            <text:p><text:s text:c="3"/>15,062</text:p>
          </table:table-cell>
          <table:table-cell office:value-type="float" office:value="715" table:style-name="ce205">
            <text:p><text:s text:c="3"/>715</text:p>
          </table:table-cell>
          <table:table-cell office:value-type="float" office:value="444" table:style-name="ce205">
            <text:p><text:s text:c="3"/>444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7 月</text:p>
          </table:table-cell>
          <table:table-cell office:value-type="string" table:style-name="ce40">
            <text:p>男</text:p>
          </table:table-cell>
          <table:table-cell office:value-type="float" office:value="8445" table:style-name="ce47">
            <text:p><text:s text:c="3"/>8,445</text:p>
          </table:table-cell>
          <table:table-cell office:value-type="float" office:value="8075" table:style-name="ce48">
            <text:p><text:s text:c="3"/>8,075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0" table:style-name="ce48">
            <text:p>—</text:p>
          </table:table-cell>
          <table:table-cell office:value-type="float" office:value="7849" table:style-name="ce108">
            <text:p><text:s text:c="3"/>7,849</text:p>
          </table:table-cell>
          <table:table-cell office:value-type="float" office:value="356" table:style-name="ce48">
            <text:p><text:s text:c="3"/>356</text:p>
          </table:table-cell>
          <table:table-cell office:value-type="float" office:value="240" table:style-name="ce48">
            <text:p><text:s text:c="3"/>2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776" table:style-name="ce47">
            <text:p><text:s text:c="3"/>7,776</text:p>
          </table:table-cell>
          <table:table-cell office:value-type="float" office:value="7451" table:style-name="ce48">
            <text:p><text:s text:c="3"/>7,451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0" table:style-name="ce51">
            <text:p>—</text:p>
          </table:table-cell>
          <table:table-cell office:value-type="float" office:value="7213" table:style-name="ce108">
            <text:p><text:s text:c="3"/>7,213</text:p>
          </table:table-cell>
          <table:table-cell office:value-type="float" office:value="359" table:style-name="ce48">
            <text:p><text:s text:c="3"/>359</text:p>
          </table:table-cell>
          <table:table-cell office:value-type="float" office:value="204" table:style-name="ce48">
            <text:p><text:s text:c="3"/>20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318" table:style-name="ce43">
            <text:p><text:s text:c="3"/>15,318</text:p>
          </table:table-cell>
          <table:table-cell office:value-type="float" office:value="14656" table:style-name="ce44">
            <text:p><text:s text:c="3"/>14,656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4202" table:style-name="ce45">
            <text:p><text:s text:c="3"/>14,202</text:p>
          </table:table-cell>
          <table:table-cell office:value-type="float" office:value="634" table:style-name="ce205">
            <text:p><text:s text:c="3"/>634</text:p>
          </table:table-cell>
          <table:table-cell office:value-type="float" office:value="482" table:style-name="ce205">
            <text:p><text:s text:c="3"/>482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8 月</text:p>
          </table:table-cell>
          <table:table-cell office:value-type="string" table:style-name="ce40">
            <text:p>男</text:p>
          </table:table-cell>
          <table:table-cell office:value-type="float" office:value="7879" table:style-name="ce47">
            <text:p><text:s text:c="3"/>7,879</text:p>
          </table:table-cell>
          <table:table-cell office:value-type="float" office:value="7521" table:style-name="ce48">
            <text:p><text:s text:c="3"/>7,521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0" table:style-name="ce48">
            <text:p>—</text:p>
          </table:table-cell>
          <table:table-cell office:value-type="float" office:value="7311" table:style-name="ce108">
            <text:p><text:s text:c="3"/>7,311</text:p>
          </table:table-cell>
          <table:table-cell office:value-type="float" office:value="318" table:style-name="ce48">
            <text:p><text:s text:c="3"/>318</text:p>
          </table:table-cell>
          <table:table-cell office:value-type="float" office:value="250" table:style-name="ce48">
            <text:p><text:s text:c="3"/>2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439" table:style-name="ce47">
            <text:p><text:s text:c="3"/>7,439</text:p>
          </table:table-cell>
          <table:table-cell office:value-type="float" office:value="7135" table:style-name="ce48">
            <text:p><text:s text:c="3"/>7,135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6891" table:style-name="ce108">
            <text:p><text:s text:c="3"/>6,891</text:p>
          </table:table-cell>
          <table:table-cell office:value-type="float" office:value="316" table:style-name="ce48">
            <text:p><text:s text:c="3"/>316</text:p>
          </table:table-cell>
          <table:table-cell office:value-type="float" office:value="232" table:style-name="ce48">
            <text:p><text:s text:c="3"/>23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750" table:style-name="ce43">
            <text:p><text:s text:c="3"/>15,750</text:p>
          </table:table-cell>
          <table:table-cell office:value-type="float" office:value="15091" table:style-name="ce44">
            <text:p><text:s text:c="3"/>15,091</text:p>
          </table:table-cell>
          <table:table-cell office:value-type="float" office:value="657" table:style-name="ce44">
            <text:p><text:s text:c="3"/>65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644" table:style-name="ce45">
            <text:p><text:s text:c="3"/>14,644</text:p>
          </table:table-cell>
          <table:table-cell office:value-type="float" office:value="614" table:style-name="ce205">
            <text:p><text:s text:c="3"/>614</text:p>
          </table:table-cell>
          <table:table-cell office:value-type="float" office:value="492" table:style-name="ce205">
            <text:p><text:s text:c="3"/>492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9 月</text:p>
          </table:table-cell>
          <table:table-cell office:value-type="string" table:style-name="ce40">
            <text:p>男</text:p>
          </table:table-cell>
          <table:table-cell office:value-type="float" office:value="8097" table:style-name="ce47">
            <text:p><text:s text:c="3"/>8,097</text:p>
          </table:table-cell>
          <table:table-cell office:value-type="float" office:value="7778" table:style-name="ce48">
            <text:p><text:s text:c="3"/>7,778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540" table:style-name="ce108">
            <text:p><text:s text:c="3"/>7,540</text:p>
          </table:table-cell>
          <table:table-cell office:value-type="float" office:value="320" table:style-name="ce48">
            <text:p><text:s text:c="3"/>320</text:p>
          </table:table-cell>
          <table:table-cell office:value-type="float" office:value="237" table:style-name="ce48">
            <text:p><text:s text:c="3"/>237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653" table:style-name="ce47">
            <text:p><text:s text:c="3"/>7,653</text:p>
          </table:table-cell>
          <table:table-cell office:value-type="float" office:value="7313" table:style-name="ce48">
            <text:p><text:s text:c="3"/>7,313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104" table:style-name="ce108">
            <text:p><text:s text:c="3"/>7,104</text:p>
          </table:table-cell>
          <table:table-cell office:value-type="float" office:value="294" table:style-name="ce48">
            <text:p><text:s text:c="3"/>294</text:p>
          </table:table-cell>
          <table:table-cell office:value-type="float" office:value="255" table:style-name="ce48">
            <text:p><text:s text:c="3"/>25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21" table:style-name="ce43">
            <text:p><text:s text:c="3"/>17,521</text:p>
          </table:table-cell>
          <table:table-cell office:value-type="float" office:value="16782" table:style-name="ce44">
            <text:p><text:s text:c="3"/>16,782</text:p>
          </table:table-cell>
          <table:table-cell office:value-type="float" office:value="739" table:style-name="ce44">
            <text:p><text:s text:c="3"/>739</text:p>
          </table:table-cell>
          <table:table-cell office:value-type="float" office:value="0" table:style-name="ce43">
            <text:p>—</text:p>
          </table:table-cell>
          <table:table-cell office:value-type="float" office:value="16397" table:style-name="ce45">
            <text:p><text:s text:c="3"/>16,397</text:p>
          </table:table-cell>
          <table:table-cell office:value-type="float" office:value="625" table:style-name="ce205">
            <text:p><text:s text:c="3"/>625</text:p>
          </table:table-cell>
          <table:table-cell office:value-type="float" office:value="499" table:style-name="ce205">
            <text:p><text:s text:c="3"/>499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9138" table:style-name="ce47">
            <text:p><text:s text:c="3"/>9,138</text:p>
          </table:table-cell>
          <table:table-cell office:value-type="float" office:value="8778" table:style-name="ce48">
            <text:p><text:s text:c="3"/>8,778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0" table:style-name="ce48">
            <text:p>—</text:p>
          </table:table-cell>
          <table:table-cell office:value-type="float" office:value="8529" table:style-name="ce108">
            <text:p><text:s text:c="3"/>8,529</text:p>
          </table:table-cell>
          <table:table-cell office:value-type="float" office:value="341" table:style-name="ce48">
            <text:p><text:s text:c="3"/>341</text:p>
          </table:table-cell>
          <table:table-cell office:value-type="float" office:value="268" table:style-name="ce48">
            <text:p><text:s text:c="3"/>26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383" table:style-name="ce47">
            <text:p><text:s text:c="3"/>8,383</text:p>
          </table:table-cell>
          <table:table-cell office:value-type="float" office:value="8004" table:style-name="ce48">
            <text:p><text:s text:c="3"/>8,004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0" table:style-name="ce51">
            <text:p>—</text:p>
          </table:table-cell>
          <table:table-cell office:value-type="float" office:value="7868" table:style-name="ce108">
            <text:p><text:s text:c="3"/>7,868</text:p>
          </table:table-cell>
          <table:table-cell office:value-type="float" office:value="284" table:style-name="ce48">
            <text:p><text:s text:c="3"/>284</text:p>
          </table:table-cell>
          <table:table-cell office:value-type="float" office:value="231" table:style-name="ce48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632" table:style-name="ce43">
            <text:p><text:s text:c="3"/>16,632</text:p>
          </table:table-cell>
          <table:table-cell office:value-type="float" office:value="16004" table:style-name="ce44">
            <text:p><text:s text:c="3"/>16,004</text:p>
          </table:table-cell>
          <table:table-cell office:value-type="float" office:value="627" table:style-name="ce44">
            <text:p><text:s text:c="3"/>62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5500" table:style-name="ce45">
            <text:p><text:s text:c="3"/>15,500</text:p>
          </table:table-cell>
          <table:table-cell office:value-type="float" office:value="657" table:style-name="ce205">
            <text:p><text:s text:c="3"/>657</text:p>
          </table:table-cell>
          <table:table-cell office:value-type="float" office:value="475" table:style-name="ce205">
            <text:p><text:s text:c="3"/>475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8592" table:style-name="ce47">
            <text:p><text:s text:c="3"/>8,592</text:p>
          </table:table-cell>
          <table:table-cell office:value-type="float" office:value="8263" table:style-name="ce48">
            <text:p><text:s text:c="3"/>8,263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0" table:style-name="ce48">
            <text:p>—</text:p>
          </table:table-cell>
          <table:table-cell office:value-type="float" office:value="8013" table:style-name="ce108">
            <text:p><text:s text:c="3"/>8,013</text:p>
          </table:table-cell>
          <table:table-cell office:value-type="float" office:value="340" table:style-name="ce48">
            <text:p><text:s text:c="3"/>340</text:p>
          </table:table-cell>
          <table:table-cell office:value-type="float" office:value="239" table:style-name="ce48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040" table:style-name="ce47">
            <text:p><text:s text:c="3"/>8,040</text:p>
          </table:table-cell>
          <table:table-cell office:value-type="float" office:value="7741" table:style-name="ce48">
            <text:p><text:s text:c="3"/>7,741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487" table:style-name="ce108">
            <text:p><text:s text:c="3"/>7,487</text:p>
          </table:table-cell>
          <table:table-cell office:value-type="float" office:value="317" table:style-name="ce48">
            <text:p><text:s text:c="3"/>317</text:p>
          </table:table-cell>
          <table:table-cell office:value-type="float" office:value="236" table:style-name="ce48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451" table:style-name="ce43">
            <text:p><text:s text:c="3"/>17,451</text:p>
          </table:table-cell>
          <table:table-cell office:value-type="float" office:value="16781" table:style-name="ce44">
            <text:p><text:s text:c="3"/>16,781</text:p>
          </table:table-cell>
          <table:table-cell office:value-type="float" office:value="669" table:style-name="ce44">
            <text:p><text:s text:c="3"/>66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300" table:style-name="ce45">
            <text:p><text:s text:c="3"/>16,300</text:p>
          </table:table-cell>
          <table:table-cell office:value-type="float" office:value="646" table:style-name="ce205">
            <text:p><text:s text:c="3"/>646</text:p>
          </table:table-cell>
          <table:table-cell office:value-type="float" office:value="505" table:style-name="ce205">
            <text:p><text:s text:c="3"/>505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8988" table:style-name="ce47">
            <text:p><text:s text:c="3"/>8,988</text:p>
          </table:table-cell>
          <table:table-cell office:value-type="float" office:value="8656" table:style-name="ce48">
            <text:p><text:s text:c="3"/>8,656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402" table:style-name="ce108">
            <text:p><text:s text:c="3"/>8,402</text:p>
          </table:table-cell>
          <table:table-cell office:value-type="float" office:value="341" table:style-name="ce48">
            <text:p><text:s text:c="3"/>341</text:p>
          </table:table-cell>
          <table:table-cell office:value-type="float" office:value="245" table:style-name="ce48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463" table:style-name="ce47">
            <text:p><text:s text:c="3"/>8,463</text:p>
          </table:table-cell>
          <table:table-cell office:value-type="float" office:value="8125" table:style-name="ce48">
            <text:p><text:s text:c="3"/>8,125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0" table:style-name="ce51">
            <text:p>—</text:p>
          </table:table-cell>
          <table:table-cell office:value-type="float" office:value="7898" table:style-name="ce108">
            <text:p><text:s text:c="3"/>7,898</text:p>
          </table:table-cell>
          <table:table-cell office:value-type="float" office:value="305" table:style-name="ce48">
            <text:p><text:s text:c="3"/>305</text:p>
          </table:table-cell>
          <table:table-cell office:value-type="float" office:value="260" table:style-name="ce48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8">
            <text:p>103年</text:p>
            <text:p>截至6月止</text:p>
          </table:table-cell>
          <table:table-cell office:value-type="string" table:style-name="ce39">
            <text:p>計</text:p>
          </table:table-cell>
          <table:table-cell office:value-type="float" office:value="98246" table:style-name="ce52">
            <text:p><text:s text:c="3"/>98,246</text:p>
          </table:table-cell>
          <table:table-cell office:value-type="float" office:value="94494" table:style-name="ce52">
            <text:p><text:s text:c="3"/>94,494</text:p>
          </table:table-cell>
          <table:table-cell office:value-type="float" office:value="3748" table:style-name="ce52">
            <text:p><text:s text:c="3"/>3,748</text:p>
          </table:table-cell>
          <table:table-cell office:value-type="float" office:value="4" table:style-name="ce52">
            <text:p><text:s text:c="3"/>4</text:p>
          </table:table-cell>
          <table:table-cell office:value-type="float" office:value="91692" table:style-name="ce118">
            <text:p><text:s text:c="3"/>91,692</text:p>
          </table:table-cell>
          <table:table-cell office:value-type="float" office:value="3863" table:style-name="ce119">
            <text:p><text:s text:c="3"/>3,863</text:p>
          </table:table-cell>
          <table:table-cell office:value-type="float" office:value="2691" table:style-name="ce120">
            <text:p><text:s text:c="3"/>2,691</text:p>
          </table:table-cell>
          <table:table-cell office:value-type="float" office:value="97072" table:formula="of:=SUM([.J79];[.J82];[.J85];[.J88];[.J91];[.J94])" table:style-name="ce52">
            <text:p><text:s text:c="3"/>97,072</text:p>
          </table:table-cell>
          <table:table-cell office:value-type="float" office:value="320" table:formula="of:=SUM([.K79];[.K82];[.K85];[.K88];[.K91];[.K94])" table:style-name="ce52">
            <text:p><text:s text:c="3"/>320</text:p>
          </table:table-cell>
          <table:table-cell office:value-type="float" office:value="854" table:formula="of:=SUM([.L79];[.L82];[.L85];[.L88];[.L91];[.L94])" table:style-name="ce100">
            <text:p><text:s text:c="3"/>854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50832" table:style-name="ce53">
            <text:p><text:s text:c="3"/>50,832</text:p>
          </table:table-cell>
          <table:table-cell office:value-type="float" office:value="48837" table:style-name="ce53">
            <text:p><text:s text:c="3"/>48,837</text:p>
          </table:table-cell>
          <table:table-cell office:value-type="float" office:value="1993" table:style-name="ce53">
            <text:p><text:s text:c="3"/>1,99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47401" table:style-name="ce121">
            <text:p><text:s text:c="3"/>47,401</text:p>
          </table:table-cell>
          <table:table-cell office:value-type="float" office:value="2017" table:style-name="ce121">
            <text:p><text:s text:c="3"/>2,017</text:p>
          </table:table-cell>
          <table:table-cell office:value-type="float" office:value="1414" table:style-name="ce122">
            <text:p><text:s text:c="3"/>1,414</text:p>
          </table:table-cell>
          <table:table-cell office:value-type="float" office:value="50249" table:formula="of:=SUM([.J80];[.J83];[.J86];[.J89];[.J92];[.J95])" table:style-name="ce53">
            <text:p><text:s text:c="3"/>50,249</text:p>
          </table:table-cell>
          <table:table-cell office:value-type="float" office:value="162" table:formula="of:=SUM([.K80];[.K83];[.K86];[.K89];[.K92];[.K95])" table:style-name="ce53">
            <text:p><text:s text:c="3"/>162</text:p>
          </table:table-cell>
          <table:table-cell office:value-type="float" office:value="421" table:formula="of:=SUM([.L80];[.L83];[.L86];[.L89];[.L92];[.L95])" table:style-name="ce54">
            <text:p><text:s text:c="3"/>421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7414" table:style-name="ce55">
            <text:p><text:s text:c="3"/>47,414</text:p>
          </table:table-cell>
          <table:table-cell office:value-type="float" office:value="45657" table:style-name="ce55">
            <text:p><text:s text:c="3"/>45,657</text:p>
          </table:table-cell>
          <table:table-cell office:value-type="float" office:value="1755" table:style-name="ce55">
            <text:p><text:s text:c="3"/>1,755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4291" table:style-name="ce123">
            <text:p><text:s text:c="3"/>44,291</text:p>
          </table:table-cell>
          <table:table-cell office:value-type="float" office:value="1846" table:style-name="ce124">
            <text:p><text:s text:c="3"/>1,846</text:p>
          </table:table-cell>
          <table:table-cell office:value-type="float" office:value="1277" table:style-name="ce125">
            <text:p><text:s text:c="3"/>1,277</text:p>
          </table:table-cell>
          <table:table-cell office:value-type="float" office:value="46823" table:formula="of:=SUM([.J81];[.J84];[.J87];[.J90];[.J93];[.J96])" table:style-name="ce55">
            <text:p><text:s text:c="3"/>46,823</text:p>
          </table:table-cell>
          <table:table-cell office:value-type="float" office:value="158" table:formula="of:=SUM([.K81];[.K84];[.K87];[.K90];[.K93];[.K96])" table:style-name="ce55">
            <text:p><text:s text:c="3"/>158</text:p>
          </table:table-cell>
          <table:table-cell office:value-type="float" office:value="433" table:formula="of:=SUM([.L81];[.L84];[.L87];[.L90];[.L93];[.L96])" table:style-name="ce101">
            <text:p><text:s text:c="3"/>433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716" table:style-name="ce43">
            <text:p><text:s text:c="3"/>15,716</text:p>
          </table:table-cell>
          <table:table-cell office:value-type="float" office:value="15073" table:style-name="ce44">
            <text:p><text:s text:c="3"/>15,073</text:p>
          </table:table-cell>
          <table:table-cell office:value-type="float" office:value="642" table:style-name="ce44">
            <text:p><text:s text:c="3"/>64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4650" table:style-name="ce114">
            <text:p><text:s text:c="3"/>14,650</text:p>
          </table:table-cell>
          <table:table-cell office:value-type="float" office:value="632" table:style-name="ce115">
            <text:p><text:s text:c="3"/>632</text:p>
          </table:table-cell>
          <table:table-cell office:value-type="float" office:value="434" table:style-name="ce115">
            <text:p><text:s text:c="3"/>434</text:p>
          </table:table-cell>
          <table:table-cell office:value-type="float" office:value="15527" table:style-name="ce102">
            <text:p><text:s text:c="3"/>15,527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148" table:style-name="ce103">
            <text:p><text:s text:c="3"/>14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 月</text:p>
          </table:table-cell>
          <table:table-cell office:value-type="string" table:style-name="ce40">
            <text:p>男</text:p>
          </table:table-cell>
          <table:table-cell office:value-type="float" office:value="8310" table:style-name="ce47">
            <text:p><text:s text:c="3"/>8,310</text:p>
          </table:table-cell>
          <table:table-cell office:value-type="float" office:value="7962" table:style-name="ce48">
            <text:p><text:s text:c="3"/>7,962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0" table:style-name="ce48">
            <text:p>—</text:p>
          </table:table-cell>
          <table:table-cell office:value-type="float" office:value="7751" table:style-name="ce116">
            <text:p><text:s text:c="3"/>7,751</text:p>
          </table:table-cell>
          <table:table-cell office:value-type="float" office:value="336" table:style-name="ce117">
            <text:p><text:s text:c="3"/>336</text:p>
          </table:table-cell>
          <table:table-cell office:value-type="float" office:value="223" table:style-name="ce117">
            <text:p><text:s text:c="3"/>223</text:p>
          </table:table-cell>
          <table:table-cell office:value-type="float" office:value="8217" table:style-name="ce104">
            <text:p><text:s text:c="3"/>8,217</text:p>
          </table:table-cell>
          <table:table-cell office:value-type="float" office:value="25" table:style-name="ce105">
            <text:p><text:s text:c="3"/>25</text:p>
          </table:table-cell>
          <table:table-cell office:value-type="float" office:value="68" table:style-name="ce105">
            <text:p><text:s text:c="3"/>68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406" table:style-name="ce47">
            <text:p><text:s text:c="3"/>7,406</text:p>
          </table:table-cell>
          <table:table-cell office:value-type="float" office:value="7111" table:style-name="ce48">
            <text:p><text:s text:c="3"/>7,111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6899" table:style-name="ce116">
            <text:p><text:s text:c="3"/>6,899</text:p>
          </table:table-cell>
          <table:table-cell office:value-type="float" office:value="296" table:style-name="ce117">
            <text:p><text:s text:c="3"/>296</text:p>
          </table:table-cell>
          <table:table-cell office:value-type="float" office:value="211" table:style-name="ce117">
            <text:p><text:s text:c="3"/>211</text:p>
          </table:table-cell>
          <table:table-cell office:value-type="float" office:value="7310" table:style-name="ce104">
            <text:p><text:s text:c="3"/>7,310</text:p>
          </table:table-cell>
          <table:table-cell office:value-type="float" office:value="16" table:style-name="ce105">
            <text:p><text:s text:c="3"/>16</text:p>
          </table:table-cell>
          <table:table-cell office:value-type="float" office:value="80" table:style-name="ce105">
            <text:p><text:s text:c="3"/>80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357" table:style-name="ce43">
            <text:p><text:s text:c="3"/>15,357</text:p>
          </table:table-cell>
          <table:table-cell office:value-type="float" office:value="14788" table:style-name="ce44">
            <text:p><text:s text:c="3"/>14,788</text:p>
          </table:table-cell>
          <table:table-cell office:value-type="float" office:value="567" table:style-name="ce44">
            <text:p><text:s text:c="3"/>56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323" table:style-name="ce114">
            <text:p><text:s text:c="3"/>14,323</text:p>
          </table:table-cell>
          <table:table-cell office:value-type="float" office:value="586" table:style-name="ce115">
            <text:p><text:s text:c="3"/>586</text:p>
          </table:table-cell>
          <table:table-cell office:value-type="float" office:value="448" table:style-name="ce115">
            <text:p><text:s text:c="3"/>448</text:p>
          </table:table-cell>
          <table:table-cell office:value-type="float" office:value="15157" table:style-name="ce45">
            <text:p><text:s text:c="3"/>15,157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142" table:style-name="ce44">
            <text:p><text:s text:c="3"/>142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2 月</text:p>
          </table:table-cell>
          <table:table-cell office:value-type="string" table:style-name="ce40">
            <text:p>男</text:p>
          </table:table-cell>
          <table:table-cell office:value-type="float" office:value="7851" table:style-name="ce47">
            <text:p><text:s text:c="3"/>7,851</text:p>
          </table:table-cell>
          <table:table-cell office:value-type="float" office:value="7559" table:style-name="ce48">
            <text:p><text:s text:c="3"/>7,559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310" table:style-name="ce116">
            <text:p><text:s text:c="3"/>7,310</text:p>
          </table:table-cell>
          <table:table-cell office:value-type="float" office:value="311" table:style-name="ce117">
            <text:p><text:s text:c="3"/>311</text:p>
          </table:table-cell>
          <table:table-cell office:value-type="float" office:value="230" table:style-name="ce117">
            <text:p><text:s text:c="3"/>230</text:p>
          </table:table-cell>
          <table:table-cell office:value-type="float" office:value="7754" table:style-name="ce49">
            <text:p><text:s text:c="3"/>7,754</text:p>
          </table:table-cell>
          <table:table-cell office:value-type="float" office:value="31" table:style-name="ce48">
            <text:p><text:s text:c="3"/>31</text:p>
          </table:table-cell>
          <table:table-cell office:value-type="float" office:value="66" table:style-name="ce48">
            <text:p><text:s text:c="3"/>66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506" table:style-name="ce47">
            <text:p><text:s text:c="3"/>7,506</text:p>
          </table:table-cell>
          <table:table-cell office:value-type="float" office:value="7229" table:style-name="ce48">
            <text:p><text:s text:c="3"/>7,229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013" table:style-name="ce116">
            <text:p><text:s text:c="3"/>7,013</text:p>
          </table:table-cell>
          <table:table-cell office:value-type="float" office:value="275" table:style-name="ce117">
            <text:p><text:s text:c="3"/>275</text:p>
          </table:table-cell>
          <table:table-cell office:value-type="float" office:value="218" table:style-name="ce117">
            <text:p><text:s text:c="3"/>218</text:p>
          </table:table-cell>
          <table:table-cell office:value-type="float" office:value="7403" table:style-name="ce49">
            <text:p><text:s text:c="3"/>7,403</text:p>
          </table:table-cell>
          <table:table-cell office:value-type="float" office:value="27" table:style-name="ce48">
            <text:p><text:s text:c="3"/>27</text:p>
          </table:table-cell>
          <table:table-cell office:value-type="float" office:value="76" table:style-name="ce48">
            <text:p><text:s text:c="3"/>76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88" table:style-name="ce43">
            <text:p><text:s text:c="3"/>17,588</text:p>
          </table:table-cell>
          <table:table-cell office:value-type="float" office:value="16917" table:style-name="ce44">
            <text:p><text:s text:c="3"/>16,917</text:p>
          </table:table-cell>
          <table:table-cell office:value-type="float" office:value="670" table:style-name="ce44">
            <text:p><text:s text:c="3"/>67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416" table:style-name="ce126">
            <text:p><text:s text:c="3"/>16,416</text:p>
          </table:table-cell>
          <table:table-cell office:value-type="float" office:value="670" table:style-name="ce115">
            <text:p><text:s text:c="3"/>670</text:p>
          </table:table-cell>
          <table:table-cell office:value-type="float" office:value="502" table:style-name="ce127">
            <text:p><text:s text:c="3"/>502</text:p>
          </table:table-cell>
          <table:table-cell office:value-type="float" office:value="17381" table:style-name="ce45">
            <text:p><text:s text:c="3"/>17,381</text:p>
          </table:table-cell>
          <table:table-cell office:value-type="float" office:value="59" table:style-name="ce106">
            <text:p><text:s text:c="3"/>59</text:p>
          </table:table-cell>
          <table:table-cell office:value-type="float" office:value="148" table:style-name="ce106">
            <text:p><text:s text:c="3"/>14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3 月</text:p>
          </table:table-cell>
          <table:table-cell office:value-type="string" table:style-name="ce40">
            <text:p>男</text:p>
          </table:table-cell>
          <table:table-cell office:value-type="float" office:value="9053" table:style-name="ce47">
            <text:p><text:s text:c="3"/>9,053</text:p>
          </table:table-cell>
          <table:table-cell office:value-type="float" office:value="8694" table:style-name="ce48">
            <text:p><text:s text:c="3"/>8,694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435" table:style-name="ce116">
            <text:p><text:s text:c="3"/>8,435</text:p>
          </table:table-cell>
          <table:table-cell office:value-type="float" office:value="356" table:style-name="ce117">
            <text:p><text:s text:c="3"/>356</text:p>
          </table:table-cell>
          <table:table-cell office:value-type="float" office:value="262" table:style-name="ce117">
            <text:p><text:s text:c="3"/>262</text:p>
          </table:table-cell>
          <table:table-cell office:value-type="float" office:value="8940" table:style-name="ce49">
            <text:p><text:s text:c="3"/>8,940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86" table:style-name="ce107">
            <text:p><text:s text:c="3"/>86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535" table:style-name="ce47">
            <text:p><text:s text:c="3"/>8,535</text:p>
          </table:table-cell>
          <table:table-cell office:value-type="float" office:value="8223" table:style-name="ce48">
            <text:p><text:s text:c="3"/>8,223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0" table:style-name="ce51">
            <text:p>—</text:p>
          </table:table-cell>
          <table:table-cell office:value-type="float" office:value="7981" table:style-name="ce128">
            <text:p><text:s text:c="3"/>7,981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240" table:style-name="ce129">
            <text:p><text:s text:c="3"/>240</text:p>
          </table:table-cell>
          <table:table-cell office:value-type="float" office:value="8441" table:style-name="ce49">
            <text:p><text:s text:c="3"/>8,441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62" table:style-name="ce107">
            <text:p><text:s text:c="3"/>62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07" table:style-name="ce43">
            <text:p><text:s text:c="3"/>17,507</text:p>
          </table:table-cell>
          <table:table-cell office:value-type="float" office:value="16853" table:style-name="ce44">
            <text:p><text:s text:c="3"/>16,853</text:p>
          </table:table-cell>
          <table:table-cell office:value-type="float" office:value="654" table:style-name="ce44">
            <text:p><text:s text:c="3"/>654</text:p>
          </table:table-cell>
          <table:table-cell office:value-type="float" office:value="0" table:style-name="ce43">
            <text:p>—</text:p>
          </table:table-cell>
          <table:table-cell office:value-type="float" office:value="16402" table:style-name="ce114">
            <text:p><text:s text:c="3"/>16,402</text:p>
          </table:table-cell>
          <table:table-cell office:value-type="float" office:value="688" table:style-name="ce115">
            <text:p><text:s text:c="3"/>688</text:p>
          </table:table-cell>
          <table:table-cell office:value-type="float" office:value="417" table:style-name="ce115">
            <text:p><text:s text:c="3"/>417</text:p>
          </table:table-cell>
          <table:table-cell office:value-type="float" office:value="17317" table:style-name="ce45">
            <text:p><text:s text:c="3"/>17,317</text:p>
          </table:table-cell>
          <table:table-cell office:value-type="float" office:value="51" table:style-name="ce44">
            <text:p><text:s text:c="3"/>51</text:p>
          </table:table-cell>
          <table:table-cell office:value-type="float" office:value="139" table:style-name="ce44">
            <text:p><text:s text:c="3"/>139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4 月</text:p>
          </table:table-cell>
          <table:table-cell office:value-type="string" table:style-name="ce40">
            <text:p>男</text:p>
          </table:table-cell>
          <table:table-cell office:value-type="float" office:value="9007" table:style-name="ce47">
            <text:p><text:s text:c="3"/>9,007</text:p>
          </table:table-cell>
          <table:table-cell office:value-type="float" office:value="8671" table:style-name="ce48">
            <text:p><text:s text:c="3"/>8,671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0" table:style-name="ce48">
            <text:p>—</text:p>
          </table:table-cell>
          <table:table-cell office:value-type="float" office:value="8416" table:style-name="ce116">
            <text:p><text:s text:c="3"/>8,416</text:p>
          </table:table-cell>
          <table:table-cell office:value-type="float" office:value="360" table:style-name="ce117">
            <text:p><text:s text:c="3"/>360</text:p>
          </table:table-cell>
          <table:table-cell office:value-type="float" office:value="231" table:style-name="ce117">
            <text:p><text:s text:c="3"/>231</text:p>
          </table:table-cell>
          <table:table-cell office:value-type="float" office:value="8911" table:style-name="ce49">
            <text:p><text:s text:c="3"/>8,911</text:p>
          </table:table-cell>
          <table:table-cell office:value-type="float" office:value="26" table:style-name="ce48">
            <text:p><text:s text:c="3"/>26</text:p>
          </table:table-cell>
          <table:table-cell office:value-type="float" office:value="70" table:style-name="ce48">
            <text:p><text:s text:c="3"/>70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500" table:style-name="ce47">
            <text:p><text:s text:c="3"/>8,500</text:p>
          </table:table-cell>
          <table:table-cell office:value-type="float" office:value="8182" table:style-name="ce48">
            <text:p><text:s text:c="3"/>8,182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0" table:style-name="ce51">
            <text:p>—</text:p>
          </table:table-cell>
          <table:table-cell office:value-type="float" office:value="7986" table:style-name="ce116">
            <text:p><text:s text:c="3"/>7,986</text:p>
          </table:table-cell>
          <table:table-cell office:value-type="float" office:value="328" table:style-name="ce117">
            <text:p><text:s text:c="3"/>328</text:p>
          </table:table-cell>
          <table:table-cell office:value-type="float" office:value="186" table:style-name="ce117">
            <text:p><text:s text:c="3"/>186</text:p>
          </table:table-cell>
          <table:table-cell office:value-type="float" office:value="8406" table:style-name="ce49">
            <text:p><text:s text:c="3"/>8,406</text:p>
          </table:table-cell>
          <table:table-cell office:value-type="float" office:value="25" table:style-name="ce48">
            <text:p><text:s text:c="3"/>25</text:p>
          </table:table-cell>
          <table:table-cell office:value-type="float" office:value="69" table:style-name="ce48">
            <text:p><text:s text:c="3"/>69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658" table:style-name="ce43">
            <text:p><text:s text:c="3"/>15,658</text:p>
          </table:table-cell>
          <table:table-cell office:value-type="float" office:value="15045" table:style-name="ce44">
            <text:p><text:s text:c="3"/>15,045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0" table:style-name="ce43">
            <text:p>—</text:p>
          </table:table-cell>
          <table:table-cell office:value-type="float" office:value="14588" table:style-name="ce114">
            <text:p><text:s text:c="3"/>14,588</text:p>
          </table:table-cell>
          <table:table-cell office:value-type="float" office:value="609" table:style-name="ce115">
            <text:p><text:s text:c="3"/>609</text:p>
          </table:table-cell>
          <table:table-cell office:value-type="float" office:value="461" table:style-name="ce115">
            <text:p><text:s text:c="3"/>461</text:p>
          </table:table-cell>
          <table:table-cell office:value-type="float" office:value="15481" table:formula="of:=[.C91]-[.K91]-[.L91]" table:style-name="ce45">
            <text:p><text:s text:c="3"/>15,481</text:p>
          </table:table-cell>
          <table:table-cell office:value-type="float" office:value="52" table:style-name="ce44">
            <text:p><text:s text:c="3"/>52</text:p>
          </table:table-cell>
          <table:table-cell office:value-type="float" office:value="125" table:style-name="ce44">
            <text:p><text:s text:c="3"/>125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5 月</text:p>
          </table:table-cell>
          <table:table-cell office:value-type="string" table:style-name="ce40">
            <text:p>男</text:p>
          </table:table-cell>
          <table:table-cell office:value-type="float" office:value="8109" table:style-name="ce47">
            <text:p><text:s text:c="3"/>8,109</text:p>
          </table:table-cell>
          <table:table-cell office:value-type="float" office:value="7770" table:style-name="ce48">
            <text:p><text:s text:c="3"/>7,770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0" table:style-name="ce48">
            <text:p>—</text:p>
          </table:table-cell>
          <table:table-cell office:value-type="float" office:value="7560" table:style-name="ce116">
            <text:p><text:s text:c="3"/>7,560</text:p>
          </table:table-cell>
          <table:table-cell office:value-type="float" office:value="312" table:style-name="ce117">
            <text:p><text:s text:c="3"/>312</text:p>
          </table:table-cell>
          <table:table-cell office:value-type="float" office:value="237" table:style-name="ce117">
            <text:p><text:s text:c="3"/>237</text:p>
          </table:table-cell>
          <table:table-cell office:value-type="float" office:value="8028" table:formula="of:=[.C92]-[.K92]-[.L92]" table:style-name="ce108">
            <text:p><text:s text:c="3"/>8,028</text:p>
          </table:table-cell>
          <table:table-cell office:value-type="float" office:value="24" table:style-name="ce48">
            <text:p><text:s text:c="3"/>24</text:p>
          </table:table-cell>
          <table:table-cell office:value-type="float" office:value="57" table:style-name="ce48">
            <text:p><text:s text:c="3"/>57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549" table:style-name="ce47">
            <text:p><text:s text:c="3"/>7,549</text:p>
          </table:table-cell>
          <table:table-cell office:value-type="float" office:value="7275" table:style-name="ce48">
            <text:p><text:s text:c="3"/>7,275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0" table:style-name="ce51">
            <text:p>—</text:p>
          </table:table-cell>
          <table:table-cell office:value-type="float" office:value="7028" table:style-name="ce116">
            <text:p><text:s text:c="3"/>7,028</text:p>
          </table:table-cell>
          <table:table-cell office:value-type="float" office:value="297" table:style-name="ce117">
            <text:p><text:s text:c="3"/>297</text:p>
          </table:table-cell>
          <table:table-cell office:value-type="float" office:value="224" table:style-name="ce117">
            <text:p><text:s text:c="3"/>224</text:p>
          </table:table-cell>
          <table:table-cell office:value-type="float" office:value="7453" table:formula="of:=[.C93]-[.K93]-[.L93]" table:style-name="ce112">
            <text:p><text:s text:c="3"/>7,453</text:p>
          </table:table-cell>
          <table:table-cell office:value-type="float" office:value="28" table:style-name="ce91">
            <text:p><text:s text:c="3"/>28</text:p>
          </table:table-cell>
          <table:table-cell office:value-type="float" office:value="68" table:style-name="ce91">
            <text:p><text:s text:c="3"/>68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420" table:style-name="ce43">
            <text:p><text:s text:c="3"/>16,420</text:p>
          </table:table-cell>
          <table:table-cell office:value-type="float" office:value="15818" table:style-name="ce44">
            <text:p><text:s text:c="3"/>15,818</text:p>
          </table:table-cell>
          <table:table-cell office:value-type="float" office:value="602" table:style-name="ce44">
            <text:p><text:s text:c="3"/>602</text:p>
          </table:table-cell>
          <table:table-cell office:value-type="float" office:value="0" table:style-name="ce43">
            <text:p>—</text:p>
          </table:table-cell>
          <table:table-cell office:value-type="float" office:value="15313" table:style-name="ce114">
            <text:p><text:s text:c="3"/>15,313</text:p>
          </table:table-cell>
          <table:table-cell office:value-type="float" office:value="678" table:style-name="ce115">
            <text:p><text:s text:c="3"/>678</text:p>
          </table:table-cell>
          <table:table-cell office:value-type="float" office:value="429" table:style-name="ce115">
            <text:p><text:s text:c="3"/>429</text:p>
          </table:table-cell>
          <table:table-cell office:value-type="float" office:value="16209" table:formula="of:=[.C94]-[.K94]-[.L94]" table:style-name="ce108">
            <text:p><text:s text:c="3"/>16,209</text:p>
          </table:table-cell>
          <table:table-cell office:value-type="float" office:value="59" table:style-name="ce111">
            <text:p><text:s text:c="3"/>59</text:p>
          </table:table-cell>
          <table:table-cell office:value-type="float" office:value="152" table:style-name="ce111">
            <text:p><text:s text:c="3"/>152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40">
            <text:p>男</text:p>
          </table:table-cell>
          <table:table-cell office:value-type="float" office:value="8502" table:style-name="ce47">
            <text:p><text:s text:c="3"/>8,502</text:p>
          </table:table-cell>
          <table:table-cell office:value-type="float" office:value="8181" table:style-name="ce48">
            <text:p><text:s text:c="3"/>8,181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0" table:style-name="ce48">
            <text:p>—</text:p>
          </table:table-cell>
          <table:table-cell office:value-type="float" office:value="7929" table:style-name="ce116">
            <text:p><text:s text:c="3"/>7,929</text:p>
          </table:table-cell>
          <table:table-cell office:value-type="float" office:value="342" table:style-name="ce117">
            <text:p><text:s text:c="3"/>342</text:p>
          </table:table-cell>
          <table:table-cell office:value-type="float" office:value="231" table:style-name="ce117">
            <text:p><text:s text:c="3"/>231</text:p>
          </table:table-cell>
          <table:table-cell office:value-type="float" office:value="8399" table:formula="of:=[.C95]-[.K95]-[.L95]" table:style-name="ce108">
            <text:p><text:s text:c="3"/>8,399</text:p>
          </table:table-cell>
          <table:table-cell office:value-type="float" office:value="29" table:style-name="ce48">
            <text:p><text:s text:c="3"/>29</text:p>
          </table:table-cell>
          <table:table-cell office:value-type="float" office:value="74" table:style-name="ce48">
            <text:p><text:s text:c="3"/>74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918" table:style-name="ce47">
            <text:p><text:s text:c="3"/>7,918</text:p>
          </table:table-cell>
          <table:table-cell office:value-type="float" office:value="7637" table:style-name="ce48">
            <text:p><text:s text:c="3"/>7,637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0" table:style-name="ce113">
            <text:p>—</text:p>
          </table:table-cell>
          <table:table-cell office:value-type="float" office:value="7384" table:style-name="ce130">
            <text:p><text:s text:c="3"/>7,384</text:p>
          </table:table-cell>
          <table:table-cell office:value-type="float" office:value="336" table:style-name="ce131">
            <text:p><text:s text:c="3"/>336</text:p>
          </table:table-cell>
          <table:table-cell office:value-type="float" office:value="198" table:style-name="ce131">
            <text:p><text:s text:c="3"/>198</text:p>
          </table:table-cell>
          <table:table-cell office:value-type="float" office:value="7810" table:formula="of:=[.C96]-[.K96]-[.L96]" table:style-name="ce109">
            <text:p><text:s text:c="3"/>7,810</text:p>
          </table:table-cell>
          <table:table-cell office:value-type="float" office:value="30" table:style-name="ce110">
            <text:p><text:s text:c="3"/>30</text:p>
          </table:table-cell>
          <table:table-cell office:value-type="float" office:value="78" table:style-name="ce110">
            <text:p><text:s text:c="3"/>78</text:p>
          </table:table-cell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6">
            <text:p>較上年同月　　増減 (%)<text:s/></text:p>
          </table:table-cell>
          <table:table-cell office:value-type="string" table:style-name="ce56">
            <text:p>計</text:p>
          </table:table-cell>
          <table:table-cell office:value-type="float" office:value="17.600000000000001" table:style-name="ce57">
            <text:p><text:s/>17.60</text:p>
          </table:table-cell>
          <table:table-cell office:value-type="float" office:value="18.28" table:style-name="ce57">
            <text:p><text:s/>18.28</text:p>
          </table:table-cell>
          <table:table-cell office:value-type="float" office:value="2.0299999999999998" table:style-name="ce57">
            <text:p><text:s/>2.03</text:p>
          </table:table-cell>
          <table:table-cell office:value-type="float" office:value="0" table:style-name="ce59">
            <text:p>－</text:p>
          </table:table-cell>
          <table:table-cell office:value-type="float" office:value="18.07" table:style-name="ce59">
            <text:p><text:s/>18.07</text:p>
          </table:table-cell>
          <table:table-cell office:value-type="float" office:value="14.72" table:style-name="ce59">
            <text:p><text:s/>14.72</text:p>
          </table:table-cell>
          <table:table-cell office:value-type="float" office:value="6.45" table:style-name="ce60">
            <text:p><text:s/>6.45</text:p>
          </table:table-cell>
          <table:table-cell office:value-type="string" table:number-columns-spanned="1" table:number-rows-spanned="3" table:style-name="ce222">
            <text:p><text:s text:c="3"/>…</text:p>
          </table:table-cell>
          <table:table-cell office:value-type="string" table:number-columns-spanned="1" table:number-rows-spanned="3" table:style-name="ce222">
            <text:p><text:s text:c="3"/>…</text:p>
          </table:table-cell>
          <table:table-cell office:value-type="string" table:number-columns-spanned="1" table:number-rows-spanned="3" table:style-name="ce223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.899999999999999" table:style-name="ce59">
            <text:p><text:s/>17.90</text:p>
          </table:table-cell>
          <table:table-cell office:value-type="float" office:value="18.55" table:style-name="ce59">
            <text:p><text:s/>18.55</text:p>
          </table:table-cell>
          <table:table-cell office:value-type="float" office:value="3.55" table:style-name="ce59">
            <text:p><text:s/>3.55</text:p>
          </table:table-cell>
          <table:table-cell office:value-type="float" office:value="0" table:style-name="ce59">
            <text:p>－</text:p>
          </table:table-cell>
          <table:table-cell office:value-type="float" office:value="18.68" table:style-name="ce59">
            <text:p><text:s/>18.68</text:p>
          </table:table-cell>
          <table:table-cell office:value-type="float" office:value="10.68" table:style-name="ce59">
            <text:p><text:s/>10.68</text:p>
          </table:table-cell>
          <table:table-cell office:value-type="float" office:value="4.5199999999999996" table:style-name="ce60">
            <text:p><text:s/>4.5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7.27" table:style-name="ce62">
            <text:p><text:s/>17.27</text:p>
          </table:table-cell>
          <table:table-cell office:value-type="float" office:value="18" table:style-name="ce62">
            <text:p><text:s/>18.00</text:p>
          </table:table-cell>
          <table:table-cell office:value-type="float" office:value="0.36" table:style-name="ce62">
            <text:p><text:s/>0.36</text:p>
          </table:table-cell>
          <table:table-cell office:value-type="float" office:value="0" table:style-name="ce62">
            <text:p>－</text:p>
          </table:table-cell>
          <table:table-cell office:value-type="float" office:value="17.43" table:style-name="ce62">
            <text:p><text:s/>17.43</text:p>
          </table:table-cell>
          <table:table-cell office:value-type="float" office:value="19.149999999999999" table:style-name="ce62">
            <text:p><text:s/>19.15</text:p>
          </table:table-cell>
          <table:table-cell office:value-type="float" office:value="8.7899999999999991" table:style-name="ce63">
            <text:p><text:s/>8.7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5">
            <text:p><text:s/>較本年上月 <text:s/>増減 (%) △</text:p>
          </table:table-cell>
          <table:table-cell office:value-type="string" table:style-name="ce39">
            <text:p>計</text:p>
          </table:table-cell>
          <table:table-cell office:value-type="float" office:value="4.87" table:style-name="ce58">
            <text:p><text:s/>4.87</text:p>
          </table:table-cell>
          <table:table-cell office:value-type="float" office:value="5.14" table:style-name="ce58">
            <text:p><text:s/>5.14</text:p>
          </table:table-cell>
          <table:table-cell office:value-type="float" office:value="-1.79" table:style-name="ce58">
            <text:p><text:s text:c="3"/>－1.79</text:p>
          </table:table-cell>
          <table:table-cell office:value-type="float" office:value="0" table:style-name="ce58">
            <text:p>－</text:p>
          </table:table-cell>
          <table:table-cell office:value-type="float" office:value="4.97" table:style-name="ce58">
            <text:p><text:s/>4.97</text:p>
          </table:table-cell>
          <table:table-cell office:value-type="float" office:value="11.33" table:style-name="ce58">
            <text:p><text:s/>11.33</text:p>
          </table:table-cell>
          <table:table-cell office:value-type="float" office:value="-6.94" table:style-name="ce64">
            <text:p><text:s text:c="3"/>－6.94</text:p>
          </table:table-cell>
          <table:table-cell office:value-type="float" office:value="4.7" table:formula="of:=ROUND(([.J94]-[.J91])/[.J91]*100;2)" table:style-name="ce58">
            <text:p><text:s/>4.70</text:p>
          </table:table-cell>
          <table:table-cell office:value-type="float" office:value="13.46" table:formula="of:=ROUND(([.K94]-[.K91])/[.K91]*100;2)" table:style-name="ce58">
            <text:p><text:s/>13.46</text:p>
          </table:table-cell>
          <table:table-cell office:value-type="float" office:value="21.6" table:formula="of:=ROUND(([.L94]-[.L91])/[.L91]*100;2)" table:style-name="ce64">
            <text:p><text:s/>21.60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4.8499999999999996" table:style-name="ce59">
            <text:p><text:s/>4.85</text:p>
          </table:table-cell>
          <table:table-cell office:value-type="float" office:value="5.29" table:style-name="ce59">
            <text:p><text:s/>5.29</text:p>
          </table:table-cell>
          <table:table-cell office:value-type="float" office:value="-5.31" table:style-name="ce59">
            <text:p><text:s text:c="3"/>－5.31</text:p>
          </table:table-cell>
          <table:table-cell office:value-type="float" office:value="0" table:style-name="ce59">
            <text:p>－</text:p>
          </table:table-cell>
          <table:table-cell office:value-type="float" office:value="4.88" table:style-name="ce59">
            <text:p><text:s/>4.88</text:p>
          </table:table-cell>
          <table:table-cell office:value-type="float" office:value="9.6199999999999992" table:style-name="ce59">
            <text:p><text:s/>9.62</text:p>
          </table:table-cell>
          <table:table-cell office:value-type="float" office:value="-2.5299999999999998" table:style-name="ce60">
            <text:p><text:s text:c="3"/>－2.53</text:p>
          </table:table-cell>
          <table:table-cell office:value-type="float" office:value="4.62" table:formula="of:=ROUND(([.J95]-[.J92])/[.J92]*100;2)" table:style-name="ce59">
            <text:p><text:s/>4.62</text:p>
          </table:table-cell>
          <table:table-cell office:value-type="float" office:value="20.83" table:formula="of:=ROUND(([.K95]-[.K92])/[.K92]*100;2)" table:style-name="ce59">
            <text:p><text:s/>20.83</text:p>
          </table:table-cell>
          <table:table-cell office:value-type="float" office:value="29.82" table:formula="of:=ROUND(([.L95]-[.L92])/[.L92]*100;2)" table:style-name="ce60">
            <text:p><text:s/>29.82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4.8899999999999997" table:style-name="ce62">
            <text:p><text:s/>4.89</text:p>
          </table:table-cell>
          <table:table-cell office:value-type="float" office:value="4.9800000000000004" table:style-name="ce62">
            <text:p><text:s/>4.98</text:p>
          </table:table-cell>
          <table:table-cell office:value-type="float" office:value="2.5499999999999998" table:style-name="ce62">
            <text:p><text:s/>2.55</text:p>
          </table:table-cell>
          <table:table-cell office:value-type="float" office:value="0" table:style-name="ce62">
            <text:p>－</text:p>
          </table:table-cell>
          <table:table-cell office:value-type="float" office:value="5.07" table:style-name="ce62">
            <text:p><text:s/>5.07</text:p>
          </table:table-cell>
          <table:table-cell office:value-type="float" office:value="13.13" table:style-name="ce62">
            <text:p><text:s/>13.13</text:p>
          </table:table-cell>
          <table:table-cell office:value-type="float" office:value="-11.61" table:style-name="ce63">
            <text:p><text:s text:c="3"/>－11.61</text:p>
          </table:table-cell>
          <table:table-cell office:value-type="float" office:value="4.79" table:formula="of:=ROUND(([.J96]-[.J93])/[.J93]*100;2)" table:style-name="ce62">
            <text:p><text:s/>4.79</text:p>
          </table:table-cell>
          <table:table-cell office:value-type="float" office:value="7.14" table:formula="of:=ROUND(([.K96]-[.K93])/[.K93]*100;2)" table:style-name="ce62">
            <text:p><text:s/>7.14</text:p>
          </table:table-cell>
          <table:table-cell office:value-type="float" office:value="14.71" table:formula="of:=ROUND(([.L96]-[.L93])/[.L93]*100;2)" table:style-name="ce63">
            <text:p><text:s/>14.7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65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66"/>
          <table:table-cell table:style-name="ce67"/>
          <table:table-cell table:number-columns-repeated="2" table:style-name="ce68"/>
          <table:table-cell table:number-columns-repeated="3" table:style-name="ce15"/>
          <table:table-cell office:value-type="string" table:style-name="ce69">
            <text:p>內政部戶政司 編製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65">
            <text:p>     <text:s/>2.93年以前生母原屬大陸、港澳地區或外國籍已定居設戶籍者，列入本國籍統計。</text:p>
          </table:table-cell>
          <table:table-cell table:number-columns-repeated="4" table:style-name="ce70"/>
          <table:table-cell table:number-columns-repeated="16379" table:style-name="ce9"/>
        </table:table-row>
        <table:table-row table:style-name="ro8">
          <table:table-cell office:value-type="string" table:style-name="ce65">
            <text:p>     <text:s/>3.表內列有「－」者表示無數字，「0.00」表示未滿百分之0.005。</text:p>
          </table:table-cell>
          <table:table-cell table:number-columns-repeated="16383" table:style-name="ce9"/>
        </table:table-row>
        <table:table-row table:number-rows-repeated="3" table:style-name="ro8">
          <table:table-cell table:number-columns-repeated="16384" table:style-name="ce9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9"/>
        <table:table-column table:style-name="co2" table:default-cell-style-name="ce9"/>
        <table:table-column table:style-name="co6" table:number-columns-repeated="10" table:default-cell-style-name="ce9"/>
        <table:table-column table:style-name="co4" table:number-columns-repeated="16372" table:default-cell-style-name="ce9"/>
        <table:table-row table:style-name="ro10">
          <table:table-cell office:value-type="string" table:number-columns-spanned="12" table:number-rows-spanned="1" table:style-name="ce184">
            <text:p><text:s text:c="2"/>嬰兒出生數按婚生、非婚生、無依兒童、生母及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2"/>
          <table:table-cell table:number-columns-repeated="2" table:style-name="ce71"/>
          <table:table-cell table:style-name="ce2"/>
          <table:table-cell table:style-name="ce71"/>
          <table:table-cell office:value-type="string" table:style-name="ce71">
            <text:p>中 華 民 國 103 年 6 月 份</text:p>
          </table:table-cell>
          <table:table-cell table:number-columns-repeated="2" table:style-name="ce71"/>
          <table:table-cell table:style-name="ce72"/>
          <table:table-cell table:style-name="ce1"/>
          <table:table-cell table:style-name="ce2"/>
          <table:table-cell office:value-type="string" table:style-name="ce4">
            <text:p><text:s text:c="3"/>單位︰人</text:p>
          </table:table-cell>
          <table:table-cell table:number-columns-repeated="16372" table:style-name="ce2"/>
        </table:table-row>
        <table:table-row table:style-name="ro12">
          <table:table-cell office:value-type="string" table:number-columns-spanned="1" table:number-rows-spanned="4" table:style-name="ce224">
            <text:p>區域別</text:p>
          </table:table-cell>
          <table:table-cell office:value-type="string" table:number-columns-spanned="1" table:number-rows-spanned="4" table:style-name="ce225">
            <text:p>性別</text:p>
          </table:table-cell>
          <table:table-cell office:value-type="string" table:number-columns-spanned="4" table:number-rows-spanned="1" table:style-name="ce22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9">
            <text:p><text:s text:c="2"/><text:span text:style-name="T2">生</text:span><text:span text:style-name="T2">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11">
            <text:p>合計</text:p>
          </table:table-cell>
          <table:table-cell office:value-type="string" table:number-columns-spanned="1" table:number-rows-spanned="3" table:style-name="ce211">
            <text:p>婚生</text:p>
          </table:table-cell>
          <table:table-cell office:value-type="string" table:number-columns-spanned="1" table:number-rows-spanned="3" table:style-name="ce207">
            <text:p>非婚生</text:p>
          </table:table-cell>
          <table:table-cell office:value-type="string" table:number-columns-spanned="1" table:number-rows-spanned="3" table:style-name="ce211">
            <text:p>無依兒童</text:p>
          </table:table-cell>
          <table:table-cell office:value-type="string" table:number-columns-spanned="1" table:number-rows-spanned="3" table:style-name="ce211">
            <text:p>本國</text:p>
          </table:table-cell>
          <table:table-cell office:value-type="string" table:number-columns-spanned="1" table:number-rows-spanned="3" table:style-name="ce207">
            <text:p>大陸港澳</text:p>
            <text:p>地區</text:p>
          </table:table-cell>
          <table:table-cell office:value-type="string" table:number-columns-spanned="1" table:number-rows-spanned="3" table:style-name="ce207">
            <text:p>外國籍</text:p>
          </table:table-cell>
          <table:table-cell office:value-type="string" table:number-columns-spanned="1" table:number-rows-spanned="3" table:style-name="ce211">
            <text:p>本國</text:p>
          </table:table-cell>
          <table:table-cell office:value-type="string" table:number-columns-spanned="1" table:number-rows-spanned="3" table:style-name="ce207">
            <text:p>大陸港澳</text:p>
            <text:p>地區</text:p>
          </table:table-cell>
          <table:table-cell office:value-type="string" table:number-columns-spanned="1" table:number-rows-spanned="3" table:style-name="ce21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73"/>
          <table:table-cell office:value-type="string" table:style-name="ce10">
            <text:p>計</text:p>
          </table:table-cell>
          <table:table-cell office:value-type="float" office:value="16420" table:style-name="ce18">
            <text:p><text:s text:c="3"/>16,420</text:p>
          </table:table-cell>
          <table:table-cell office:value-type="float" office:value="15818" table:style-name="ce11">
            <text:p><text:s text:c="3"/>15,818</text:p>
          </table:table-cell>
          <table:table-cell office:value-type="float" office:value="602" table:style-name="ce11">
            <text:p><text:s text:c="3"/>602</text:p>
          </table:table-cell>
          <table:table-cell office:value-type="float" office:value="0" table:style-name="ce11">
            <text:p>—</text:p>
          </table:table-cell>
          <table:table-cell office:value-type="float" office:value="15313" table:style-name="ce11">
            <text:p><text:s text:c="3"/>15,313</text:p>
          </table:table-cell>
          <table:table-cell office:value-type="float" office:value="678" table:style-name="ce11">
            <text:p><text:s text:c="3"/>678</text:p>
          </table:table-cell>
          <table:table-cell office:value-type="float" office:value="429" table:style-name="ce24">
            <text:p><text:s text:c="3"/>429</text:p>
          </table:table-cell>
          <table:table-cell office:value-type="float" office:value="16209" table:formula="of:=[.C7]-[.K7]-[.L7]" table:style-name="ce11">
            <text:p><text:s text:c="3"/>16,209</text:p>
          </table:table-cell>
          <table:table-cell office:value-type="float" office:value="59" table:style-name="ce11">
            <text:p><text:s text:c="3"/>59</text:p>
          </table:table-cell>
          <table:table-cell office:value-type="float" office:value="152" table:style-name="ce24">
            <text:p><text:s text:c="3"/>15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74">
            <text:p>總 <text:s text:c="5"/>計</text:p>
          </table:table-cell>
          <table:table-cell office:value-type="string" table:style-name="ce12">
            <text:p>男</text:p>
          </table:table-cell>
          <table:table-cell office:value-type="float" office:value="8502" table:style-name="ce75">
            <text:p><text:s text:c="3"/>8,502</text:p>
          </table:table-cell>
          <table:table-cell office:value-type="float" office:value="8181" table:style-name="ce13">
            <text:p><text:s text:c="3"/>8,181</text:p>
          </table:table-cell>
          <table:table-cell office:value-type="float" office:value="321" table:style-name="ce13">
            <text:p><text:s text:c="3"/>321</text:p>
          </table:table-cell>
          <table:table-cell office:value-type="float" office:value="0" table:style-name="ce13">
            <text:p>—</text:p>
          </table:table-cell>
          <table:table-cell office:value-type="float" office:value="7929" table:style-name="ce13">
            <text:p><text:s text:c="3"/>7,929</text:p>
          </table:table-cell>
          <table:table-cell office:value-type="float" office:value="342" table:style-name="ce13">
            <text:p><text:s text:c="3"/>342</text:p>
          </table:table-cell>
          <table:table-cell office:value-type="float" office:value="231" table:style-name="ce28">
            <text:p><text:s text:c="3"/>231</text:p>
          </table:table-cell>
          <table:table-cell office:value-type="float" office:value="8399" table:formula="of:=[.C8]-[.K8]-[.L8]" table:style-name="ce13">
            <text:p><text:s text:c="3"/>8,399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74" table:style-name="ce28">
            <text:p><text:s text:c="3"/>74</text:p>
          </table:table-cell>
          <table:table-cell table:number-columns-repeated="16372" table:style-name="ce15"/>
        </table:table-row>
        <table:table-row table:style-name="ro15">
          <table:table-cell table:style-name="ce76"/>
          <table:table-cell office:value-type="string" table:style-name="ce16">
            <text:p>女</text:p>
          </table:table-cell>
          <table:table-cell office:value-type="float" office:value="7918" table:style-name="ce77">
            <text:p><text:s text:c="3"/>7,918</text:p>
          </table:table-cell>
          <table:table-cell office:value-type="float" office:value="7637" table:style-name="ce13">
            <text:p><text:s text:c="3"/>7,637</text:p>
          </table:table-cell>
          <table:table-cell office:value-type="float" office:value="281" table:style-name="ce13">
            <text:p><text:s text:c="3"/>281</text:p>
          </table:table-cell>
          <table:table-cell office:value-type="float" office:value="0" table:style-name="ce13">
            <text:p>—</text:p>
          </table:table-cell>
          <table:table-cell office:value-type="float" office:value="7384" table:style-name="ce17">
            <text:p><text:s text:c="3"/>7,384</text:p>
          </table:table-cell>
          <table:table-cell office:value-type="float" office:value="336" table:style-name="ce13">
            <text:p><text:s text:c="3"/>336</text:p>
          </table:table-cell>
          <table:table-cell office:value-type="float" office:value="198" table:style-name="ce30">
            <text:p><text:s text:c="3"/>198</text:p>
          </table:table-cell>
          <table:table-cell office:value-type="float" office:value="7810" table:formula="of:=[.C9]-[.K9]-[.L9]" table:style-name="ce17">
            <text:p><text:s text:c="3"/>7,810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78" table:style-name="ce30">
            <text:p><text:s text:c="3"/>78</text:p>
          </table:table-cell>
          <table:table-cell table:number-columns-repeated="16372" table:style-name="ce15"/>
        </table:table-row>
        <table:table-row table:style-name="ro15">
          <table:table-cell table:style-name="ce78"/>
          <table:table-cell office:value-type="string" table:style-name="ce10">
            <text:p>計</text:p>
          </table:table-cell>
          <table:table-cell office:value-type="float" office:value="3081" table:style-name="ce18">
            <text:p><text:s text:c="3"/>3,081</text:p>
          </table:table-cell>
          <table:table-cell office:value-type="float" office:value="2969" table:style-name="ce18">
            <text:p><text:s text:c="3"/>2,969</text:p>
          </table:table-cell>
          <table:table-cell office:value-type="float" office:value="112" table:style-name="ce18">
            <text:p><text:s text:c="3"/>112</text:p>
          </table:table-cell>
          <table:table-cell office:value-type="float" office:value="0" table:style-name="ce18">
            <text:p>—</text:p>
          </table:table-cell>
          <table:table-cell office:value-type="float" office:value="2861" table:style-name="ce13">
            <text:p><text:s text:c="3"/>2,861</text:p>
          </table:table-cell>
          <table:table-cell office:value-type="float" office:value="144" table:style-name="ce18">
            <text:p><text:s text:c="3"/>144</text:p>
          </table:table-cell>
          <table:table-cell office:value-type="float" office:value="76" table:style-name="ce79">
            <text:p><text:s text:c="3"/>76</text:p>
          </table:table-cell>
          <table:table-cell office:value-type="float" office:value="3030" table:formula="of:=[.C10]-[.K10]-[.L10]" table:style-name="ce11">
            <text:p><text:s text:c="3"/>3,030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37" table:style-name="ce79">
            <text:p><text:s text:c="3"/>37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74">
            <text:p>新北市</text:p>
          </table:table-cell>
          <table:table-cell office:value-type="string" table:style-name="ce12">
            <text:p>男</text:p>
          </table:table-cell>
          <table:table-cell office:value-type="float" office:value="1596" table:style-name="ce75">
            <text:p><text:s text:c="3"/>1,596</text:p>
          </table:table-cell>
          <table:table-cell office:value-type="float" office:value="1542" table:style-name="ce75">
            <text:p><text:s text:c="3"/>1,542</text:p>
          </table:table-cell>
          <table:table-cell office:value-type="float" office:value="54" table:style-name="ce75">
            <text:p><text:s text:c="3"/>54</text:p>
          </table:table-cell>
          <table:table-cell office:value-type="float" office:value="0" table:style-name="ce75">
            <text:p>—</text:p>
          </table:table-cell>
          <table:table-cell office:value-type="float" office:value="1473" table:style-name="ce13">
            <text:p><text:s text:c="3"/>1,473</text:p>
          </table:table-cell>
          <table:table-cell office:value-type="float" office:value="78" table:style-name="ce75">
            <text:p><text:s text:c="3"/>78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1573" table:formula="of:=[.C11]-[.K11]-[.L11]" table:style-name="ce13">
            <text:p><text:s text:c="3"/>1,573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16" table:style-name="ce80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table:style-name="ce76"/>
          <table:table-cell office:value-type="string" table:style-name="ce16">
            <text:p>女</text:p>
          </table:table-cell>
          <table:table-cell office:value-type="float" office:value="1485" table:style-name="ce77">
            <text:p><text:s text:c="3"/>1,485</text:p>
          </table:table-cell>
          <table:table-cell office:value-type="float" office:value="1427" table:style-name="ce75">
            <text:p><text:s text:c="3"/>1,427</text:p>
          </table:table-cell>
          <table:table-cell office:value-type="float" office:value="58" table:style-name="ce77">
            <text:p><text:s text:c="3"/>58</text:p>
          </table:table-cell>
          <table:table-cell office:value-type="float" office:value="0" table:style-name="ce77">
            <text:p>—</text:p>
          </table:table-cell>
          <table:table-cell office:value-type="float" office:value="1388" table:style-name="ce17">
            <text:p><text:s text:c="3"/>1,388</text:p>
          </table:table-cell>
          <table:table-cell office:value-type="float" office:value="66" table:style-name="ce77">
            <text:p><text:s text:c="3"/>66</text:p>
          </table:table-cell>
          <table:table-cell office:value-type="float" office:value="31" table:style-name="ce81">
            <text:p><text:s text:c="3"/>31</text:p>
          </table:table-cell>
          <table:table-cell office:value-type="float" office:value="1457" table:formula="of:=[.C12]-[.K12]-[.L12]" table:style-name="ce17">
            <text:p><text:s text:c="3"/>1,457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21" table:style-name="ce81">
            <text:p><text:s text:c="3"/>21</text:p>
          </table:table-cell>
          <table:table-cell table:number-columns-repeated="16372" table:style-name="ce15"/>
        </table:table-row>
        <table:table-row table:style-name="ro15">
          <table:table-cell table:style-name="ce78"/>
          <table:table-cell office:value-type="string" table:style-name="ce10">
            <text:p>計</text:p>
          </table:table-cell>
          <table:table-cell office:value-type="float" office:value="2212" table:style-name="ce18">
            <text:p><text:s text:c="3"/>2,212</text:p>
          </table:table-cell>
          <table:table-cell office:value-type="float" office:value="2161" table:style-name="ce18">
            <text:p><text:s text:c="3"/>2,161</text:p>
          </table:table-cell>
          <table:table-cell office:value-type="float" office:value="51" table:style-name="ce18">
            <text:p><text:s text:c="3"/>51</text:p>
          </table:table-cell>
          <table:table-cell office:value-type="float" office:value="0" table:style-name="ce18">
            <text:p>—</text:p>
          </table:table-cell>
          <table:table-cell office:value-type="float" office:value="2087" table:style-name="ce13">
            <text:p><text:s text:c="3"/>2,087</text:p>
          </table:table-cell>
          <table:table-cell office:value-type="float" office:value="84" table:style-name="ce18">
            <text:p><text:s text:c="3"/>84</text:p>
          </table:table-cell>
          <table:table-cell office:value-type="float" office:value="41" table:style-name="ce79">
            <text:p><text:s text:c="3"/>41</text:p>
          </table:table-cell>
          <table:table-cell office:value-type="float" office:value="2175" table:formula="of:=[.C13]-[.K13]-[.L13]" table:style-name="ce11">
            <text:p><text:s text:c="3"/>2,175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26" table:style-name="ce79">
            <text:p><text:s text:c="3"/>26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74">
            <text:p>臺北市</text:p>
          </table:table-cell>
          <table:table-cell office:value-type="string" table:style-name="ce12">
            <text:p>男</text:p>
          </table:table-cell>
          <table:table-cell office:value-type="float" office:value="1122" table:style-name="ce75">
            <text:p><text:s text:c="3"/>1,122</text:p>
          </table:table-cell>
          <table:table-cell office:value-type="float" office:value="1095" table:style-name="ce75">
            <text:p><text:s text:c="3"/>1,095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0" table:style-name="ce75">
            <text:p>—</text:p>
          </table:table-cell>
          <table:table-cell office:value-type="float" office:value="1070" table:style-name="ce13">
            <text:p><text:s text:c="3"/>1,070</text:p>
          </table:table-cell>
          <table:table-cell office:value-type="float" office:value="33" table:style-name="ce75">
            <text:p><text:s text:c="3"/>33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1107" table:formula="of:=[.C14]-[.K14]-[.L14]" table:style-name="ce13">
            <text:p><text:s text:c="3"/>1,107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10" table:style-name="ce80">
            <text:p><text:s text:c="3"/>10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16">
            <text:p>女</text:p>
          </table:table-cell>
          <table:table-cell office:value-type="float" office:value="1090" table:style-name="ce77">
            <text:p><text:s text:c="3"/>1,090</text:p>
          </table:table-cell>
          <table:table-cell office:value-type="float" office:value="1066" table:style-name="ce75">
            <text:p><text:s text:c="3"/>1,066</text:p>
          </table:table-cell>
          <table:table-cell office:value-type="float" office:value="24" table:style-name="ce77">
            <text:p><text:s text:c="3"/>24</text:p>
          </table:table-cell>
          <table:table-cell office:value-type="float" office:value="0" table:style-name="ce77">
            <text:p>—</text:p>
          </table:table-cell>
          <table:table-cell office:value-type="float" office:value="1017" table:style-name="ce17">
            <text:p><text:s text:c="3"/>1,017</text:p>
          </table:table-cell>
          <table:table-cell office:value-type="float" office:value="51" table:style-name="ce77">
            <text:p><text:s text:c="3"/>51</text:p>
          </table:table-cell>
          <table:table-cell office:value-type="float" office:value="22" table:style-name="ce81">
            <text:p><text:s text:c="3"/>22</text:p>
          </table:table-cell>
          <table:table-cell office:value-type="float" office:value="1068" table:formula="of:=[.C15]-[.K15]-[.L15]" table:style-name="ce17">
            <text:p><text:s text:c="3"/>1,068</text:p>
          </table:table-cell>
          <table:table-cell office:value-type="float" office:value="6" table:style-name="ce77">
            <text:p><text:s text:c="3"/>6</text:p>
          </table:table-cell>
          <table:table-cell office:value-type="float" office:value="16" table:style-name="ce81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10">
            <text:p>計</text:p>
          </table:table-cell>
          <table:table-cell office:value-type="float" office:value="2028" table:style-name="ce18">
            <text:p><text:s text:c="3"/>2,028</text:p>
          </table:table-cell>
          <table:table-cell office:value-type="float" office:value="1956" table:style-name="ce18">
            <text:p><text:s text:c="3"/>1,956</text:p>
          </table:table-cell>
          <table:table-cell office:value-type="float" office:value="72" table:style-name="ce18">
            <text:p><text:s text:c="3"/>72</text:p>
          </table:table-cell>
          <table:table-cell office:value-type="float" office:value="0" table:style-name="ce18">
            <text:p>—</text:p>
          </table:table-cell>
          <table:table-cell office:value-type="float" office:value="1902" table:style-name="ce13">
            <text:p><text:s text:c="3"/>1,902</text:p>
          </table:table-cell>
          <table:table-cell office:value-type="float" office:value="86" table:style-name="ce18">
            <text:p><text:s text:c="3"/>86</text:p>
          </table:table-cell>
          <table:table-cell office:value-type="float" office:value="40" table:style-name="ce79">
            <text:p><text:s text:c="3"/>40</text:p>
          </table:table-cell>
          <table:table-cell office:value-type="float" office:value="2005" table:formula="of:=[.C16]-[.K16]-[.L16]" table:style-name="ce11">
            <text:p><text:s text:c="3"/>2,005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13" table:style-name="ce79">
            <text:p><text:s text:c="3"/>1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4">
            <text:p>臺中市</text:p>
          </table:table-cell>
          <table:table-cell office:value-type="string" table:style-name="ce12">
            <text:p>男</text:p>
          </table:table-cell>
          <table:table-cell office:value-type="float" office:value="1033" table:style-name="ce75">
            <text:p><text:s text:c="3"/>1,033</text:p>
          </table:table-cell>
          <table:table-cell office:value-type="float" office:value="994" table:style-name="ce75">
            <text:p><text:s text:c="3"/>994</text:p>
          </table:table-cell>
          <table:table-cell office:value-type="float" office:value="39" table:style-name="ce75">
            <text:p><text:s text:c="3"/>39</text:p>
          </table:table-cell>
          <table:table-cell office:value-type="float" office:value="0" table:style-name="ce75">
            <text:p>—</text:p>
          </table:table-cell>
          <table:table-cell office:value-type="float" office:value="971" table:style-name="ce13">
            <text:p><text:s text:c="3"/>971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18" table:style-name="ce80">
            <text:p><text:s text:c="3"/>18</text:p>
          </table:table-cell>
          <table:table-cell office:value-type="float" office:value="1024" table:formula="of:=[.C17]-[.K17]-[.L17]" table:style-name="ce13">
            <text:p><text:s text:c="3"/>1,02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5" table:style-name="ce80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table:style-name="ce76"/>
          <table:table-cell office:value-type="string" table:style-name="ce16">
            <text:p>女</text:p>
          </table:table-cell>
          <table:table-cell office:value-type="float" office:value="995" table:style-name="ce77">
            <text:p><text:s text:c="3"/>995</text:p>
          </table:table-cell>
          <table:table-cell office:value-type="float" office:value="962" table:style-name="ce75">
            <text:p><text:s text:c="3"/>962</text:p>
          </table:table-cell>
          <table:table-cell office:value-type="float" office:value="33" table:style-name="ce77">
            <text:p><text:s text:c="3"/>33</text:p>
          </table:table-cell>
          <table:table-cell office:value-type="float" office:value="0" table:style-name="ce77">
            <text:p>—</text:p>
          </table:table-cell>
          <table:table-cell office:value-type="float" office:value="931" table:style-name="ce17">
            <text:p><text:s text:c="3"/>931</text:p>
          </table:table-cell>
          <table:table-cell office:value-type="float" office:value="42" table:style-name="ce77">
            <text:p><text:s text:c="3"/>42</text:p>
          </table:table-cell>
          <table:table-cell office:value-type="float" office:value="22" table:style-name="ce81">
            <text:p><text:s text:c="3"/>22</text:p>
          </table:table-cell>
          <table:table-cell office:value-type="float" office:value="981" table:formula="of:=[.C18]-[.K18]-[.L18]" table:style-name="ce17">
            <text:p><text:s text:c="3"/>981</text:p>
          </table:table-cell>
          <table:table-cell office:value-type="float" office:value="6" table:style-name="ce77">
            <text:p><text:s text:c="3"/>6</text:p>
          </table:table-cell>
          <table:table-cell office:value-type="float" office:value="8" table:style-name="ce81">
            <text:p><text:s text:c="3"/>8</text:p>
          </table:table-cell>
          <table:table-cell table:number-columns-repeated="16372" table:style-name="ce15"/>
        </table:table-row>
        <table:table-row table:style-name="ro15">
          <table:table-cell table:style-name="ce78"/>
          <table:table-cell office:value-type="string" table:style-name="ce10">
            <text:p>計</text:p>
          </table:table-cell>
          <table:table-cell office:value-type="float" office:value="1232" table:style-name="ce18">
            <text:p><text:s text:c="3"/>1,232</text:p>
          </table:table-cell>
          <table:table-cell office:value-type="float" office:value="1193" table:style-name="ce18">
            <text:p><text:s text:c="3"/>1,193</text:p>
          </table:table-cell>
          <table:table-cell office:value-type="float" office:value="39" table:style-name="ce18">
            <text:p><text:s text:c="3"/>39</text:p>
          </table:table-cell>
          <table:table-cell office:value-type="float" office:value="0" table:style-name="ce18">
            <text:p>—</text:p>
          </table:table-cell>
          <table:table-cell office:value-type="float" office:value="1168" table:style-name="ce13">
            <text:p><text:s text:c="3"/>1,168</text:p>
          </table:table-cell>
          <table:table-cell office:value-type="float" office:value="35" table:style-name="ce18">
            <text:p><text:s text:c="3"/>35</text:p>
          </table:table-cell>
          <table:table-cell office:value-type="float" office:value="29" table:style-name="ce79">
            <text:p><text:s text:c="3"/>29</text:p>
          </table:table-cell>
          <table:table-cell office:value-type="float" office:value="1215" table:formula="of:=[.C19]-[.K19]-[.L19]" table:style-name="ce11">
            <text:p><text:s text:c="3"/>1,21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5" table:style-name="ce79">
            <text:p><text:s text:c="3"/>15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4">
            <text:p>臺南市</text:p>
          </table:table-cell>
          <table:table-cell office:value-type="string" table:style-name="ce12">
            <text:p>男</text:p>
          </table:table-cell>
          <table:table-cell office:value-type="float" office:value="615" table:style-name="ce75">
            <text:p><text:s text:c="3"/>615</text:p>
          </table:table-cell>
          <table:table-cell office:value-type="float" office:value="597" table:style-name="ce75">
            <text:p><text:s text:c="3"/>597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0" table:style-name="ce75">
            <text:p>—</text:p>
          </table:table-cell>
          <table:table-cell office:value-type="float" office:value="590" table:style-name="ce13">
            <text:p><text:s text:c="3"/>590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608" table:formula="of:=[.C20]-[.K20]-[.L20]" table:style-name="ce13">
            <text:p><text:s text:c="3"/>608</text:p>
          </table:table-cell>
          <table:table-cell office:value-type="float" office:value="0" table:style-name="ce75">
            <text:p>—</text:p>
          </table:table-cell>
          <table:table-cell office:value-type="float" office:value="7" table:style-name="ce80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table:style-name="ce76"/>
          <table:table-cell office:value-type="string" table:style-name="ce16">
            <text:p>女</text:p>
          </table:table-cell>
          <table:table-cell office:value-type="float" office:value="617" table:style-name="ce77">
            <text:p><text:s text:c="3"/>617</text:p>
          </table:table-cell>
          <table:table-cell office:value-type="float" office:value="596" table:style-name="ce75">
            <text:p><text:s text:c="3"/>596</text:p>
          </table:table-cell>
          <table:table-cell office:value-type="float" office:value="21" table:style-name="ce77">
            <text:p><text:s text:c="3"/>21</text:p>
          </table:table-cell>
          <table:table-cell office:value-type="float" office:value="0" table:style-name="ce77">
            <text:p>—</text:p>
          </table:table-cell>
          <table:table-cell office:value-type="float" office:value="578" table:style-name="ce17">
            <text:p><text:s text:c="3"/>578</text:p>
          </table:table-cell>
          <table:table-cell office:value-type="float" office:value="22" table:style-name="ce77">
            <text:p><text:s text:c="3"/>22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607" table:formula="of:=[.C21]-[.K21]-[.L21]" table:style-name="ce17">
            <text:p><text:s text:c="3"/>607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8" table:style-name="ce81">
            <text:p><text:s text:c="3"/>8</text:p>
          </table:table-cell>
          <table:table-cell table:number-columns-repeated="16372" table:style-name="ce15"/>
        </table:table-row>
        <table:table-row table:style-name="ro15">
          <table:table-cell table:style-name="ce78"/>
          <table:table-cell office:value-type="string" table:style-name="ce10">
            <text:p>計</text:p>
          </table:table-cell>
          <table:table-cell office:value-type="float" office:value="1740" table:style-name="ce18">
            <text:p><text:s text:c="3"/>1,740</text:p>
          </table:table-cell>
          <table:table-cell office:value-type="float" office:value="1670" table:style-name="ce18">
            <text:p><text:s text:c="3"/>1,670</text:p>
          </table:table-cell>
          <table:table-cell office:value-type="float" office:value="70" table:style-name="ce18">
            <text:p><text:s text:c="3"/>70</text:p>
          </table:table-cell>
          <table:table-cell office:value-type="float" office:value="0" table:style-name="ce18">
            <text:p>—</text:p>
          </table:table-cell>
          <table:table-cell office:value-type="float" office:value="1637" table:style-name="ce13">
            <text:p><text:s text:c="3"/>1,637</text:p>
          </table:table-cell>
          <table:table-cell office:value-type="float" office:value="58" table:style-name="ce18">
            <text:p><text:s text:c="3"/>58</text:p>
          </table:table-cell>
          <table:table-cell office:value-type="float" office:value="45" table:style-name="ce79">
            <text:p><text:s text:c="3"/>45</text:p>
          </table:table-cell>
          <table:table-cell office:value-type="float" office:value="1721" table:formula="of:=[.C22]-[.K22]-[.L22]" table:style-name="ce11">
            <text:p><text:s text:c="3"/>1,72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5" table:style-name="ce79">
            <text:p><text:s text:c="3"/>15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5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935" table:style-name="ce75">
            <text:p><text:s text:c="3"/>935</text:p>
          </table:table-cell>
          <table:table-cell office:value-type="float" office:value="898" table:style-name="ce75">
            <text:p><text:s text:c="3"/>898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0" table:style-name="ce75">
            <text:p>—</text:p>
          </table:table-cell>
          <table:table-cell office:value-type="float" office:value="870" table:style-name="ce13">
            <text:p><text:s text:c="3"/>87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1" table:style-name="ce80">
            <text:p><text:s text:c="3"/>31</text:p>
          </table:table-cell>
          <table:table-cell office:value-type="float" office:value="926" table:formula="of:=[.C23]-[.K23]-[.L23]" table:style-name="ce13">
            <text:p><text:s text:c="3"/>92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7" table:style-name="ce80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table:style-name="ce78"/>
          <table:table-cell office:value-type="string" table:style-name="ce16">
            <text:p>女</text:p>
          </table:table-cell>
          <table:table-cell office:value-type="float" office:value="805" table:style-name="ce77">
            <text:p><text:s text:c="3"/>805</text:p>
          </table:table-cell>
          <table:table-cell office:value-type="float" office:value="772" table:style-name="ce75">
            <text:p><text:s text:c="3"/>772</text:p>
          </table:table-cell>
          <table:table-cell office:value-type="float" office:value="33" table:style-name="ce77">
            <text:p><text:s text:c="3"/>33</text:p>
          </table:table-cell>
          <table:table-cell office:value-type="float" office:value="0" table:style-name="ce77">
            <text:p>—</text:p>
          </table:table-cell>
          <table:table-cell office:value-type="float" office:value="767" table:style-name="ce17">
            <text:p><text:s text:c="3"/>767</text:p>
          </table:table-cell>
          <table:table-cell office:value-type="float" office:value="24" table:style-name="ce77">
            <text:p><text:s text:c="3"/>2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795" table:formula="of:=[.C24]-[.K24]-[.L24]" table:style-name="ce17">
            <text:p><text:s text:c="3"/>795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8" table:style-name="ce81">
            <text:p><text:s text:c="3"/>8</text:p>
          </table:table-cell>
          <table:table-cell table:number-columns-repeated="16372" table:style-name="ce15"/>
        </table:table-row>
        <table:table-row table:style-name="ro15">
          <table:table-cell table:style-name="ce83"/>
          <table:table-cell office:value-type="string" table:style-name="ce39">
            <text:p>計</text:p>
          </table:table-cell>
          <table:table-cell office:value-type="float" office:value="6001" table:style-name="ce18">
            <text:p><text:s text:c="3"/>6,001</text:p>
          </table:table-cell>
          <table:table-cell office:value-type="float" office:value="5746" table:style-name="ce18">
            <text:p><text:s text:c="3"/>5,746</text:p>
          </table:table-cell>
          <table:table-cell office:value-type="float" office:value="255" table:style-name="ce18">
            <text:p><text:s text:c="3"/>255</text:p>
          </table:table-cell>
          <table:table-cell office:value-type="float" office:value="0" table:style-name="ce18">
            <text:p>—</text:p>
          </table:table-cell>
          <table:table-cell office:value-type="float" office:value="5545" table:style-name="ce13">
            <text:p><text:s text:c="3"/>5,545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197" table:style-name="ce79">
            <text:p><text:s text:c="3"/>197</text:p>
          </table:table-cell>
          <table:table-cell office:value-type="float" office:value="5938" table:formula="of:=[.C25]-[.K25]-[.L25]" table:style-name="ce11">
            <text:p><text:s text:c="3"/>5,938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45" table:style-name="ce79">
            <text:p><text:s text:c="3"/>45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5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3135" table:style-name="ce75">
            <text:p><text:s text:c="3"/>3,135</text:p>
          </table:table-cell>
          <table:table-cell office:value-type="float" office:value="2991" table:style-name="ce75">
            <text:p><text:s text:c="3"/>2,991</text:p>
          </table:table-cell>
          <table:table-cell office:value-type="float" office:value="144" table:style-name="ce75">
            <text:p><text:s text:c="3"/>144</text:p>
          </table:table-cell>
          <table:table-cell office:value-type="float" office:value="0" table:style-name="ce75">
            <text:p>—</text:p>
          </table:table-cell>
          <table:table-cell office:value-type="float" office:value="2897" table:style-name="ce13">
            <text:p><text:s text:c="3"/>2,897</text:p>
          </table:table-cell>
          <table:table-cell office:value-type="float" office:value="133" table:style-name="ce75">
            <text:p><text:s text:c="3"/>133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3095" table:formula="of:=[.C26]-[.K26]-[.L26]" table:style-name="ce13">
            <text:p><text:s text:c="3"/>3,095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29" table:style-name="ce80">
            <text:p><text:s text:c="3"/>29</text:p>
          </table:table-cell>
          <table:table-cell table:number-columns-repeated="16372" table:style-name="ce15"/>
        </table:table-row>
        <table:table-row table:style-name="ro15">
          <table:table-cell table:style-name="ce76"/>
          <table:table-cell office:value-type="string" table:style-name="ce61">
            <text:p>女</text:p>
          </table:table-cell>
          <table:table-cell office:value-type="float" office:value="2866" table:style-name="ce77">
            <text:p><text:s text:c="3"/>2,866</text:p>
          </table:table-cell>
          <table:table-cell office:value-type="float" office:value="2755" table:style-name="ce75">
            <text:p><text:s text:c="3"/>2,755</text:p>
          </table:table-cell>
          <table:table-cell office:value-type="float" office:value="111" table:style-name="ce77">
            <text:p><text:s text:c="3"/>111</text:p>
          </table:table-cell>
          <table:table-cell office:value-type="float" office:value="0" table:style-name="ce77">
            <text:p>—</text:p>
          </table:table-cell>
          <table:table-cell office:value-type="float" office:value="2648" table:style-name="ce17">
            <text:p><text:s text:c="3"/>2,648</text:p>
          </table:table-cell>
          <table:table-cell office:value-type="float" office:value="126" table:style-name="ce77">
            <text:p><text:s text:c="3"/>126</text:p>
          </table:table-cell>
          <table:table-cell office:value-type="float" office:value="92" table:style-name="ce81">
            <text:p><text:s text:c="3"/>92</text:p>
          </table:table-cell>
          <table:table-cell office:value-type="float" office:value="2843" table:formula="of:=[.C27]-[.K27]-[.L27]" table:style-name="ce17">
            <text:p><text:s text:c="3"/>2,843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16" table:style-name="ce81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281" table:style-name="ce86">
            <text:p><text:s text:c="3"/>281</text:p>
          </table:table-cell>
          <table:table-cell office:value-type="float" office:value="269" table:style-name="ce86">
            <text:p><text:s text:c="3"/>269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0" table:style-name="ce86">
            <text:p>—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9" table:style-name="ce87">
            <text:p><text:s text:c="3"/>9</text:p>
          </table:table-cell>
          <table:table-cell office:value-type="float" office:value="279" table:formula="of:=[.C28]-[.K28]-[.L28]" table:style-name="ce43">
            <text:p><text:s text:c="3"/>27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147" table:style-name="ce51">
            <text:p><text:s text:c="3"/>147</text:p>
          </table:table-cell>
          <table:table-cell office:value-type="float" office:value="139" table:style-name="ce51">
            <text:p><text:s text:c="3"/>139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146" table:formula="of:=[.C29]-[.K29]-[.L29]" table:style-name="ce47">
            <text:p><text:s text:c="3"/>146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134" table:style-name="ce89">
            <text:p><text:s text:c="3"/>134</text:p>
          </table:table-cell>
          <table:table-cell office:value-type="float" office:value="130" table:style-name="ce51">
            <text:p><text:s text:c="3"/>130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126" table:style-name="ce90">
            <text:p><text:s text:c="3"/>126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133" table:formula="of:=[.C30]-[.K30]-[.L30]" table:style-name="ce90">
            <text:p><text:s text:c="3"/>13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1393" table:style-name="ce86">
            <text:p><text:s text:c="3"/>1,393</text:p>
          </table:table-cell>
          <table:table-cell office:value-type="float" office:value="1326" table:style-name="ce86">
            <text:p><text:s text:c="3"/>1,326</text:p>
          </table:table-cell>
          <table:table-cell office:value-type="float" office:value="67" table:style-name="ce86">
            <text:p><text:s text:c="3"/>67</text:p>
          </table:table-cell>
          <table:table-cell office:value-type="float" office:value="0" table:style-name="ce86">
            <text:p>—</text:p>
          </table:table-cell>
          <table:table-cell office:value-type="float" office:value="1245" table:style-name="ce47">
            <text:p><text:s text:c="3"/>1,245</text:p>
          </table:table-cell>
          <table:table-cell office:value-type="float" office:value="90" table:style-name="ce86">
            <text:p><text:s text:c="3"/>90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1370" table:formula="of:=[.C31]-[.K31]-[.L31]" table:style-name="ce43">
            <text:p><text:s text:c="3"/>1,370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6" table:style-name="ce87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桃園縣</text:p>
          </table:table-cell>
          <table:table-cell office:value-type="string" table:style-name="ce40">
            <text:p>男</text:p>
          </table:table-cell>
          <table:table-cell office:value-type="float" office:value="753" table:style-name="ce51">
            <text:p><text:s text:c="3"/>753</text:p>
          </table:table-cell>
          <table:table-cell office:value-type="float" office:value="711" table:style-name="ce51">
            <text:p><text:s text:c="3"/>711</text:p>
          </table:table-cell>
          <table:table-cell office:value-type="float" office:value="42" table:style-name="ce51">
            <text:p><text:s text:c="3"/>42</text:p>
          </table:table-cell>
          <table:table-cell office:value-type="float" office:value="0" table:style-name="ce51">
            <text:p>—</text:p>
          </table:table-cell>
          <table:table-cell office:value-type="float" office:value="671" table:style-name="ce47">
            <text:p><text:s text:c="3"/>671</text:p>
          </table:table-cell>
          <table:table-cell office:value-type="float" office:value="51" table:style-name="ce51">
            <text:p><text:s text:c="3"/>51</text:p>
          </table:table-cell>
          <table:table-cell office:value-type="float" office:value="31" table:style-name="ce48">
            <text:p><text:s text:c="3"/>31</text:p>
          </table:table-cell>
          <table:table-cell office:value-type="float" office:value="738" table:formula="of:=[.C32]-[.K32]-[.L32]" table:style-name="ce47">
            <text:p><text:s text:c="3"/>738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9" table:style-name="ce48">
            <text:p><text:s text:c="3"/>9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640" table:style-name="ce89">
            <text:p><text:s text:c="3"/>640</text:p>
          </table:table-cell>
          <table:table-cell office:value-type="float" office:value="615" table:style-name="ce51">
            <text:p><text:s text:c="3"/>615</text:p>
          </table:table-cell>
          <table:table-cell office:value-type="float" office:value="25" table:style-name="ce89">
            <text:p><text:s text:c="3"/>25</text:p>
          </table:table-cell>
          <table:table-cell office:value-type="float" office:value="0" table:style-name="ce89">
            <text:p>—</text:p>
          </table:table-cell>
          <table:table-cell office:value-type="float" office:value="574" table:style-name="ce90">
            <text:p><text:s text:c="3"/>574</text:p>
          </table:table-cell>
          <table:table-cell office:value-type="float" office:value="39" table:style-name="ce89">
            <text:p><text:s text:c="3"/>39</text:p>
          </table:table-cell>
          <table:table-cell office:value-type="float" office:value="27" table:style-name="ce91">
            <text:p><text:s text:c="3"/>27</text:p>
          </table:table-cell>
          <table:table-cell office:value-type="float" office:value="632" table:formula="of:=[.C33]-[.K33]-[.L33]" table:style-name="ce90">
            <text:p><text:s text:c="3"/>63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7" table:style-name="ce91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417" table:style-name="ce86">
            <text:p><text:s text:c="3"/>417</text:p>
          </table:table-cell>
          <table:table-cell office:value-type="float" office:value="398" table:style-name="ce86">
            <text:p><text:s text:c="3"/>398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0" table:style-name="ce86">
            <text:p>—</text:p>
          </table:table-cell>
          <table:table-cell office:value-type="float" office:value="390" table:style-name="ce47">
            <text:p><text:s text:c="3"/>390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413" table:formula="of:=[.C34]-[.K34]-[.L34]" table:style-name="ce43">
            <text:p><text:s text:c="3"/>41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218" table:style-name="ce51">
            <text:p><text:s text:c="3"/>218</text:p>
          </table:table-cell>
          <table:table-cell office:value-type="float" office:value="208" table:style-name="ce51">
            <text:p><text:s text:c="3"/>208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0" table:style-name="ce51">
            <text:p>—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17" table:formula="of:=[.C35]-[.K35]-[.L35]" table:style-name="ce47">
            <text:p><text:s text:c="3"/>217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199" table:style-name="ce89">
            <text:p><text:s text:c="3"/>199</text:p>
          </table:table-cell>
          <table:table-cell office:value-type="float" office:value="190" table:style-name="ce51">
            <text:p><text:s text:c="3"/>190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0" table:style-name="ce89">
            <text:p>—</text:p>
          </table:table-cell>
          <table:table-cell office:value-type="float" office:value="190" table:style-name="ce90">
            <text:p><text:s text:c="3"/>190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196" table:formula="of:=[.C36]-[.K36]-[.L36]" table:style-name="ce90">
            <text:p><text:s text:c="3"/>196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" table:style-name="ce91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467" table:style-name="ce86">
            <text:p><text:s text:c="3"/>467</text:p>
          </table:table-cell>
          <table:table-cell office:value-type="float" office:value="453" table:style-name="ce86">
            <text:p><text:s text:c="3"/>453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0" table:style-name="ce86">
            <text:p>—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18" table:style-name="ce86">
            <text:p><text:s text:c="3"/>18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464" table:formula="of:=[.C37]-[.K37]-[.L37]" table:style-name="ce43">
            <text:p><text:s text:c="3"/>46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221" table:style-name="ce51">
            <text:p><text:s text:c="3"/>221</text:p>
          </table:table-cell>
          <table:table-cell office:value-type="float" office:value="213" table:style-name="ce51">
            <text:p><text:s text:c="3"/>213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20" table:formula="of:=[.C38]-[.K38]-[.L38]" table:style-name="ce47">
            <text:p><text:s text:c="3"/>220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246" table:style-name="ce89">
            <text:p><text:s text:c="3"/>246</text:p>
          </table:table-cell>
          <table:table-cell office:value-type="float" office:value="240" table:style-name="ce51">
            <text:p><text:s text:c="3"/>240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225" table:style-name="ce90">
            <text:p><text:s text:c="3"/>225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244" table:formula="of:=[.C39]-[.K39]-[.L39]" table:style-name="ce90">
            <text:p><text:s text:c="3"/>24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898" table:style-name="ce86">
            <text:p><text:s text:c="3"/>898</text:p>
          </table:table-cell>
          <table:table-cell office:value-type="float" office:value="881" table:style-name="ce86">
            <text:p><text:s text:c="3"/>881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0" table:style-name="ce86">
            <text:p>—</text:p>
          </table:table-cell>
          <table:table-cell office:value-type="float" office:value="838" table:style-name="ce47">
            <text:p><text:s text:c="3"/>838</text:p>
          </table:table-cell>
          <table:table-cell office:value-type="float" office:value="34" table:style-name="ce86">
            <text:p><text:s text:c="3"/>34</text:p>
          </table:table-cell>
          <table:table-cell office:value-type="float" office:value="26" table:style-name="ce87">
            <text:p><text:s text:c="3"/>26</text:p>
          </table:table-cell>
          <table:table-cell office:value-type="float" office:value="890" table:formula="of:=[.C40]-[.K40]-[.L40]" table:style-name="ce43">
            <text:p><text:s text:c="3"/>89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" table:style-name="ce87">
            <text:p><text:s text:c="3"/>4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481" table:style-name="ce51">
            <text:p><text:s text:c="3"/>481</text:p>
          </table:table-cell>
          <table:table-cell office:value-type="float" office:value="471" table:style-name="ce51">
            <text:p><text:s text:c="3"/>471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0" table:style-name="ce51">
            <text:p>—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17" table:style-name="ce51">
            <text:p><text:s text:c="3"/>17</text:p>
          </table:table-cell>
          <table:table-cell office:value-type="float" office:value="15" table:style-name="ce48">
            <text:p><text:s text:c="3"/>15</text:p>
          </table:table-cell>
          <table:table-cell office:value-type="float" office:value="477" table:formula="of:=[.C41]-[.K41]-[.L41]" table:style-name="ce47">
            <text:p><text:s text:c="3"/>47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3" table:style-name="ce4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417" table:style-name="ce89">
            <text:p><text:s text:c="3"/>417</text:p>
          </table:table-cell>
          <table:table-cell office:value-type="float" office:value="410" table:style-name="ce51">
            <text:p><text:s text:c="3"/>410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0" table:style-name="ce89">
            <text:p>—</text:p>
          </table:table-cell>
          <table:table-cell office:value-type="float" office:value="389" table:style-name="ce90">
            <text:p><text:s text:c="3"/>389</text:p>
          </table:table-cell>
          <table:table-cell office:value-type="float" office:value="17" table:style-name="ce89">
            <text:p><text:s text:c="3"/>17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413" table:formula="of:=[.C42]-[.K42]-[.L42]" table:style-name="ce90">
            <text:p><text:s text:c="3"/>41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282" table:style-name="ce86">
            <text:p><text:s text:c="3"/>282</text:p>
          </table:table-cell>
          <table:table-cell office:value-type="float" office:value="272" table:style-name="ce86">
            <text:p><text:s text:c="3"/>272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279" table:formula="of:=[.C43]-[.K43]-[.L43]" table:style-name="ce43">
            <text:p><text:s text:c="3"/>279</text:p>
          </table:table-cell>
          <table:table-cell office:value-type="float" office:value="0" table:style-name="ce86">
            <text:p>—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140" table:style-name="ce51">
            <text:p><text:s text:c="3"/>140</text:p>
          </table:table-cell>
          <table:table-cell office:value-type="float" office:value="135" table:style-name="ce51">
            <text:p><text:s text:c="3"/>135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0" table:style-name="ce51">
            <text:p>—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138" table:formula="of:=[.C44]-[.K44]-[.L44]" table:style-name="ce47">
            <text:p><text:s text:c="3"/>138</text:p>
          </table:table-cell>
          <table:table-cell office:value-type="float" office:value="0" table:style-name="ce51">
            <text:p>—</text:p>
          </table:table-cell>
          <table:table-cell office:value-type="float" office:value="2" table:style-name="ce4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142" table:style-name="ce89">
            <text:p><text:s text:c="3"/>142</text:p>
          </table:table-cell>
          <table:table-cell office:value-type="float" office:value="137" table:style-name="ce51">
            <text:p><text:s text:c="3"/>137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129" table:style-name="ce90">
            <text:p><text:s text:c="3"/>12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41" table:formula="of:=[.C45]-[.K45]-[.L45]" table:style-name="ce90">
            <text:p><text:s text:c="3"/>14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449" table:style-name="ce86">
            <text:p><text:s text:c="3"/>449</text:p>
          </table:table-cell>
          <table:table-cell office:value-type="float" office:value="427" table:style-name="ce86">
            <text:p><text:s text:c="3"/>427</text:p>
          </table:table-cell>
          <table:table-cell office:value-type="float" office:value="22" table:style-name="ce86">
            <text:p><text:s text:c="3"/>22</text:p>
          </table:table-cell>
          <table:table-cell office:value-type="float" office:value="0" table:style-name="ce86">
            <text:p>—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17" table:style-name="ce87">
            <text:p><text:s text:c="3"/>17</text:p>
          </table:table-cell>
          <table:table-cell office:value-type="float" office:value="448" table:formula="of:=[.C46]-[.K46]-[.L46]" table:style-name="ce43">
            <text:p><text:s text:c="3"/>448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237" table:style-name="ce51">
            <text:p><text:s text:c="3"/>237</text:p>
          </table:table-cell>
          <table:table-cell office:value-type="float" office:value="224" table:style-name="ce51">
            <text:p><text:s text:c="3"/>224</text:p>
          </table:table-cell>
          <table:table-cell office:value-type="float" office:value="13" table:style-name="ce51">
            <text:p><text:s text:c="3"/>13</text:p>
          </table:table-cell>
          <table:table-cell office:value-type="float" office:value="0" table:style-name="ce51">
            <text:p>—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36" table:formula="of:=[.C47]-[.K47]-[.L47]" table:style-name="ce47">
            <text:p><text:s text:c="3"/>236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212" table:style-name="ce89">
            <text:p><text:s text:c="3"/>212</text:p>
          </table:table-cell>
          <table:table-cell office:value-type="float" office:value="203" table:style-name="ce51">
            <text:p><text:s text:c="3"/>203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0" table:style-name="ce89">
            <text:p>—</text:p>
          </table:table-cell>
          <table:table-cell office:value-type="float" office:value="190" table:style-name="ce90">
            <text:p><text:s text:c="3"/>190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212" table:formula="of:=[.C48]-[.K48]-[.L48]" table:style-name="ce90">
            <text:p><text:s text:c="3"/>21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239" table:style-name="ce86">
            <text:p><text:s text:c="3"/>239</text:p>
          </table:table-cell>
          <table:table-cell office:value-type="float" office:value="227" table:style-name="ce86">
            <text:p><text:s text:c="3"/>227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0" table:style-name="ce86">
            <text:p>—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236" table:formula="of:=[.C49]-[.K49]-[.L49]" table:style-name="ce43">
            <text:p><text:s text:c="3"/>236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125" table:style-name="ce51">
            <text:p><text:s text:c="3"/>125</text:p>
          </table:table-cell>
          <table:table-cell office:value-type="float" office:value="119" table:style-name="ce51">
            <text:p><text:s text:c="3"/>119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0" table:style-name="ce51">
            <text:p>—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123" table:formula="of:=[.C50]-[.K50]-[.L50]" table:style-name="ce47">
            <text:p><text:s text:c="3"/>123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114" table:style-name="ce89">
            <text:p><text:s text:c="3"/>114</text:p>
          </table:table-cell>
          <table:table-cell office:value-type="float" office:value="108" table:style-name="ce51">
            <text:p><text:s text:c="3"/>108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101" table:style-name="ce90">
            <text:p><text:s text:c="3"/>101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113" table:formula="of:=[.C51]-[.K51]-[.L51]" table:style-name="ce90">
            <text:p><text:s text:c="3"/>113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417" table:style-name="ce86">
            <text:p><text:s text:c="3"/>417</text:p>
          </table:table-cell>
          <table:table-cell office:value-type="float" office:value="394" table:style-name="ce86">
            <text:p><text:s text:c="3"/>394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0" table:style-name="ce86">
            <text:p>—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19" table:style-name="ce87">
            <text:p><text:s text:c="3"/>19</text:p>
          </table:table-cell>
          <table:table-cell office:value-type="float" office:value="412" table:formula="of:=[.C52]-[.K52]-[.L52]" table:style-name="ce43">
            <text:p><text:s text:c="3"/>412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207" table:style-name="ce51">
            <text:p><text:s text:c="3"/>207</text:p>
          </table:table-cell>
          <table:table-cell office:value-type="float" office:value="197" table:style-name="ce51">
            <text:p><text:s text:c="3"/>197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0" table:style-name="ce51">
            <text:p>—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04" table:formula="of:=[.C53]-[.K53]-[.L53]" table:style-name="ce47">
            <text:p><text:s text:c="3"/>204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210" table:style-name="ce89">
            <text:p><text:s text:c="3"/>210</text:p>
          </table:table-cell>
          <table:table-cell office:value-type="float" office:value="197" table:style-name="ce51">
            <text:p><text:s text:c="3"/>197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0" table:style-name="ce89">
            <text:p>—</text:p>
          </table:table-cell>
          <table:table-cell office:value-type="float" office:value="196" table:style-name="ce90">
            <text:p><text:s text:c="3"/>196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208" table:formula="of:=[.C54]-[.K54]-[.L54]" table:style-name="ce90">
            <text:p><text:s text:c="3"/>208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91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148" table:style-name="ce86">
            <text:p><text:s text:c="3"/>148</text:p>
          </table:table-cell>
          <table:table-cell office:value-type="float" office:value="133" table:style-name="ce86">
            <text:p><text:s text:c="3"/>133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0" table:style-name="ce86">
            <text:p>—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46" table:formula="of:=[.C55]-[.K55]-[.L55]" table:style-name="ce43">
            <text:p><text:s text:c="3"/>146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80" table:style-name="ce51">
            <text:p><text:s text:c="3"/>80</text:p>
          </table:table-cell>
          <table:table-cell office:value-type="float" office:value="72" table:style-name="ce51">
            <text:p><text:s text:c="3"/>72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79" table:formula="of:=[.C56]-[.K56]-[.L56]" table:style-name="ce47">
            <text:p><text:s text:c="3"/>79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68" table:style-name="ce89">
            <text:p><text:s text:c="3"/>68</text:p>
          </table:table-cell>
          <table:table-cell office:value-type="float" office:value="61" table:style-name="ce51">
            <text:p><text:s text:c="3"/>61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0" table:style-name="ce89">
            <text:p>—</text:p>
          </table:table-cell>
          <table:table-cell office:value-type="float" office:value="68" table:style-name="ce90">
            <text:p><text:s text:c="3"/>6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67" table:formula="of:=[.C57]-[.K57]-[.L57]" table:style-name="ce90">
            <text:p><text:s text:c="3"/>67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204" table:style-name="ce86">
            <text:p><text:s text:c="3"/>204</text:p>
          </table:table-cell>
          <table:table-cell office:value-type="float" office:value="188" table:style-name="ce86">
            <text:p><text:s text:c="3"/>188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0" table:style-name="ce86">
            <text:p>—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202" table:formula="of:=[.C58]-[.K58]-[.L58]" table:style-name="ce43">
            <text:p><text:s text:c="3"/>202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124" table:style-name="ce51">
            <text:p><text:s text:c="3"/>124</text:p>
          </table:table-cell>
          <table:table-cell office:value-type="float" office:value="116" table:style-name="ce51">
            <text:p><text:s text:c="3"/>116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122" table:formula="of:=[.C59]-[.K59]-[.L59]" table:style-name="ce47">
            <text:p><text:s text:c="3"/>122</text:p>
          </table:table-cell>
          <table:table-cell office:value-type="float" office:value="0" table:style-name="ce51">
            <text:p>—</text:p>
          </table:table-cell>
          <table:table-cell office:value-type="float" office:value="2" table:style-name="ce4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72" table:style-name="ce51">
            <text:p><text:s text:c="3"/>72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0" table:style-name="ce89">
            <text:p>—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80" table:formula="of:=[.C60]-[.K60]-[.L60]" table:style-name="ce90">
            <text:p><text:s text:c="3"/>8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65" table:style-name="ce86">
            <text:p><text:s text:c="3"/>65</text:p>
          </table:table-cell>
          <table:table-cell office:value-type="float" office:value="64" table:style-name="ce86">
            <text:p><text:s text:c="3"/>6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64" table:formula="of:=[.C61]-[.K61]-[.L61]" table:style-name="ce43">
            <text:p><text:s text:c="3"/>64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29" table:style-name="ce51">
            <text:p><text:s text:c="3"/>29</text:p>
          </table:table-cell>
          <table:table-cell office:value-type="float" office:value="28" table:style-name="ce51">
            <text:p><text:s text:c="3"/>28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28" table:formula="of:=[.C62]-[.K62]-[.L62]" table:style-name="ce47">
            <text:p><text:s text:c="3"/>28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36" table:style-name="ce89">
            <text:p><text:s text:c="3"/>36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5" table:style-name="ce90">
            <text:p><text:s text:c="3"/>3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91">
            <text:p>—</text:p>
          </table:table-cell>
          <table:table-cell office:value-type="float" office:value="36" table:formula="of:=[.C63]-[.K63]-[.L63]" table:style-name="ce90">
            <text:p><text:s text:c="3"/>3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160" table:style-name="ce86">
            <text:p><text:s text:c="3"/>160</text:p>
          </table:table-cell>
          <table:table-cell office:value-type="float" office:value="150" table:style-name="ce86">
            <text:p><text:s text:c="3"/>150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60" table:formula="of:=[.C64]-[.K64]-[.L64]" table:style-name="ce43">
            <text:p><text:s text:c="3"/>160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73" table:style-name="ce51">
            <text:p><text:s text:c="3"/>73</text:p>
          </table:table-cell>
          <table:table-cell office:value-type="float" office:value="71" table:style-name="ce51">
            <text:p><text:s text:c="3"/>71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0" table:style-name="ce51">
            <text:p>—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0" table:style-name="ce48">
            <text:p>—</text:p>
          </table:table-cell>
          <table:table-cell office:value-type="float" office:value="73" table:formula="of:=[.C65]-[.K65]-[.L65]" table:style-name="ce47">
            <text:p><text:s text:c="3"/>73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87" table:style-name="ce89">
            <text:p><text:s text:c="3"/>87</text:p>
          </table:table-cell>
          <table:table-cell office:value-type="float" office:value="79" table:style-name="ce51">
            <text:p><text:s text:c="3"/>7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0" table:style-name="ce89">
            <text:p>—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87" table:formula="of:=[.C66]-[.K66]-[.L66]" table:style-name="ce90">
            <text:p><text:s text:c="3"/>87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430" table:style-name="ce86">
            <text:p><text:s text:c="3"/>430</text:p>
          </table:table-cell>
          <table:table-cell office:value-type="float" office:value="420" table:style-name="ce86">
            <text:p><text:s text:c="3"/>420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425" table:formula="of:=[.C67]-[.K67]-[.L67]" table:style-name="ce43">
            <text:p><text:s text:c="3"/>425</text:p>
          </table:table-cell>
          <table:table-cell office:value-type="float" office:value="0" table:style-name="ce86">
            <text:p>—</text:p>
          </table:table-cell>
          <table:table-cell office:value-type="float" office:value="5" table:style-name="ce87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219" table:style-name="ce51">
            <text:p><text:s text:c="3"/>219</text:p>
          </table:table-cell>
          <table:table-cell office:value-type="float" office:value="211" table:style-name="ce51">
            <text:p><text:s text:c="3"/>211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214" table:formula="of:=[.C68]-[.K68]-[.L68]" table:style-name="ce47">
            <text:p><text:s text:c="3"/>214</text:p>
          </table:table-cell>
          <table:table-cell office:value-type="float" office:value="0" table:style-name="ce51">
            <text:p>—</text:p>
          </table:table-cell>
          <table:table-cell office:value-type="float" office:value="5" table:style-name="ce48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211" table:style-name="ce89">
            <text:p><text:s text:c="3"/>211</text:p>
          </table:table-cell>
          <table:table-cell office:value-type="float" office:value="209" table:style-name="ce51">
            <text:p><text:s text:c="3"/>209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02" table:style-name="ce90">
            <text:p><text:s text:c="3"/>202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11" table:formula="of:=[.C69]-[.K69]-[.L69]" table:style-name="ce90">
            <text:p><text:s text:c="3"/>21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151" table:style-name="ce86">
            <text:p><text:s text:c="3"/>151</text:p>
          </table:table-cell>
          <table:table-cell office:value-type="float" office:value="144" table:style-name="ce86">
            <text:p><text:s text:c="3"/>1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50" table:formula="of:=[.C70]-[.K70]-[.L70]" table:style-name="ce43">
            <text:p><text:s text:c="3"/>150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81" table:style-name="ce51">
            <text:p><text:s text:c="3"/>81</text:p>
          </table:table-cell>
          <table:table-cell office:value-type="float" office:value="76" table:style-name="ce51">
            <text:p><text:s text:c="3"/>76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0" table:style-name="ce51">
            <text:p>—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80" table:formula="of:=[.C71]-[.K71]-[.L71]" table:style-name="ce47">
            <text:p><text:s text:c="3"/>80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70" table:style-name="ce89">
            <text:p><text:s text:c="3"/>70</text:p>
          </table:table-cell>
          <table:table-cell office:value-type="float" office:value="68" table:style-name="ce51">
            <text:p><text:s text:c="3"/>68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67" table:style-name="ce90">
            <text:p><text:s text:c="3"/>67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91">
            <text:p>—</text:p>
          </table:table-cell>
          <table:table-cell office:value-type="float" office:value="70" table:formula="of:=[.C72]-[.K72]-[.L72]" table:style-name="ce90">
            <text:p><text:s text:c="3"/>7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2"/>
          <table:table-cell office:value-type="string" table:style-name="ce10">
            <text:p>計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123" table:style-name="ce18">
            <text:p><text:s text:c="3"/>12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113" table:style-name="ce13">
            <text:p><text:s text:c="3"/>113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25" table:formula="of:=[.C73]-[.K73]-[.L73]" table:style-name="ce11">
            <text:p><text:s text:c="3"/>125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79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74">
            <text:p>福建省</text:p>
          </table:table-cell>
          <table:table-cell office:value-type="string" table:style-name="ce12">
            <text:p>男</text:p>
          </table:table-cell>
          <table:table-cell office:value-type="float" office:value="66" table:style-name="ce75">
            <text:p><text:s text:c="3"/>66</text:p>
          </table:table-cell>
          <table:table-cell office:value-type="float" office:value="64" table:style-name="ce75">
            <text:p><text:s text:c="3"/>6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66" table:formula="of:=[.C74]-[.K74]-[.L74]" table:style-name="ce13">
            <text:p><text:s text:c="3"/>66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16">
            <text:p>女</text:p>
          </table:table-cell>
          <table:table-cell office:value-type="float" office:value="60" table:style-name="ce77">
            <text:p><text:s text:c="3"/>60</text:p>
          </table:table-cell>
          <table:table-cell office:value-type="float" office:value="59" table:style-name="ce75">
            <text:p><text:s text:c="3"/>59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7">
            <text:p>—</text:p>
          </table:table-cell>
          <table:table-cell office:value-type="float" office:value="55" table:style-name="ce17">
            <text:p><text:s text:c="3"/>55</text:p>
          </table:table-cell>
          <table:table-cell office:value-type="float" office:value="5" table:style-name="ce77">
            <text:p><text:s text:c="3"/>5</text:p>
          </table:table-cell>
          <table:table-cell office:value-type="float" office:value="0" table:style-name="ce81">
            <text:p>—</text:p>
          </table:table-cell>
          <table:table-cell office:value-type="float" office:value="59" table:formula="of:=[.C75]-[.K75]-[.L75]" table:style-name="ce17">
            <text:p><text:s text:c="3"/>59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109" table:style-name="ce86">
            <text:p><text:s text:c="3"/>109</text:p>
          </table:table-cell>
          <table:table-cell office:value-type="float" office:value="108" table:style-name="ce86">
            <text:p><text:s text:c="3"/>10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0" table:style-name="ce87">
            <text:p>—</text:p>
          </table:table-cell>
          <table:table-cell office:value-type="float" office:value="108" table:formula="of:=[.C76]-[.K76]-[.L76]" table:style-name="ce43">
            <text:p><text:s text:c="3"/>108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57" table:style-name="ce51">
            <text:p><text:s text:c="3"/>5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0" table:style-name="ce48">
            <text:p>—</text:p>
          </table:table-cell>
          <table:table-cell office:value-type="float" office:value="58" table:formula="of:=[.C77]-[.K77]-[.L77]" table:style-name="ce47">
            <text:p><text:s text:c="3"/>58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2"/>
          <table:table-cell office:value-type="string" table:style-name="ce61">
            <text:p>女</text:p>
          </table:table-cell>
          <table:table-cell office:value-type="float" office:value="51" table:style-name="ce89">
            <text:p><text:s text:c="3"/>51</text:p>
          </table:table-cell>
          <table:table-cell office:value-type="float" office:value="51" table:style-name="ce51">
            <text:p><text:s text:c="3"/>5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46" table:style-name="ce90">
            <text:p><text:s text:c="3"/>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91">
            <text:p>—</text:p>
          </table:table-cell>
          <table:table-cell office:value-type="float" office:value="50" table:formula="of:=[.C78]-[.K78]-[.L78]" table:style-name="ce90">
            <text:p><text:s text:c="3"/>50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73"/>
          <table:table-cell office:value-type="string" table:style-name="ce39">
            <text:p>計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6">
            <text:p>—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7" table:formula="of:=[.C79]-[.K79]-[.L79]" table:style-name="ce43">
            <text:p><text:s text:c="3"/>17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8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" table:formula="of:=[.C80]-[.K80]-[.L80]" table:style-name="ce47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3"/>
          <table:table-cell office:value-type="string" table:style-name="ce61">
            <text:p>女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9" table:formula="of:=[.C81]-[.K81]-[.L81]" table:style-name="ce90">
            <text:p><text:s text:c="3"/>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5"/>
        </table:table-row>
        <table:table-row table:style-name="ro16">
          <table:table-cell table:style-name="ce94"/>
          <table:table-cell table:number-columns-repeated="4" table:style-name="ce9"/>
          <table:table-cell table:style-name="ce95"/>
          <table:table-cell table:number-columns-repeated="2" table:style-name="ce96"/>
          <table:table-cell table:number-columns-repeated="3" table:style-name="ce9"/>
          <table:table-cell office:value-type="string" table:style-name="ce97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94"/>
          <table:table-cell table:style-name="ce9"/>
          <table:table-cell table:style-name="ce98"/>
          <table:table-cell table:number-columns-repeated="16381" table:style-name="ce9"/>
        </table:table-row>
        <table:table-row table:style-name="ro8">
          <table:table-cell table:style-name="ce99"/>
          <table:table-cell table:number-columns-repeated="16383" table:style-name="ce9"/>
        </table:table-row>
        <table:table-row table:number-rows-repeated="2" table:style-name="ro8">
          <table:table-cell table:number-columns-repeated="16384" table:style-name="ce9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06/11遷入及遷出-103.6.xls'#遷徙" table:style-name="ta3">
        <table:table-source xlink:href="file:///D:/0662/A.上網月報(含1科)/103年/10306/11遷入及遷出-103.6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7-07T05:31:52Z</meta:creation-date>
    <dc:date>2017-09-29T10:01:35Z</dc:date>
    <meta:print-date>2017-09-29T10:00:38Z</meta:print-date>
  </office:meta>
</office:document-meta>
</file>